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31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0.6646in"/>
    </style:style>
    <style:style style:name="co5" style:family="table-column">
      <style:table-column-properties fo:break-before="auto" style:column-width="0.4602in"/>
    </style:style>
    <style:style style:name="co6" style:family="table-column">
      <style:table-column-properties fo:break-before="auto" style:column-width="0.7181in"/>
    </style:style>
    <style:style style:name="co7" style:family="table-column">
      <style:table-column-properties fo:break-before="auto" style:column-width="0.4717in"/>
    </style:style>
    <style:style style:name="co8" style:family="table-column">
      <style:table-column-properties fo:break-before="auto" style:column-width="0.5898in"/>
    </style:style>
    <style:style style:name="co9" style:family="table-column">
      <style:table-column-properties fo:break-before="auto" style:column-width="0.2035in"/>
    </style:style>
    <style:style style:name="co10" style:family="table-column">
      <style:table-column-properties fo:break-before="auto" style:column-width="0.7283in"/>
    </style:style>
    <style:style style:name="co11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ffff"/>
    </style:style>
    <style:style style:name="ce15" style:family="table-cell" style:parent-style-name="Default" style:data-style-name="N44"/>
    <style:style style:name="ce2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41">
      <style:table-cell-properties fo:background-color="#ffffff"/>
    </style:style>
    <style:style style:name="ce4" style:family="table-cell" style:parent-style-name="Default" style:data-style-name="N41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41">
      <style:table-cell-properties fo:background-color="#ffffff"/>
      <style:text-properties style:text-underline-style="solid" style:text-underline-width="auto" style:text-underline-color="font-color"/>
    </style:style>
    <style:style style:name="ce6" style:family="table-cell" style:parent-style-name="Default" style:data-style-name="N44">
      <style:table-cell-properties fo:background-color="#ffffff"/>
    </style:style>
    <style:style style:name="ce14" style:family="table-cell" style:parent-style-name="Default">
      <style:table-cell-properties fo:background-color="#ffffff"/>
    </style:style>
    <style:style style:name="ce16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 style:data-style-name="N41">
      <style:table-cell-properties fo:background-color="#ffffff"/>
    </style:style>
    <style:style style:name="ce18" style:family="table-cell" style:parent-style-name="Default" style:data-style-name="N41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 style:data-style-name="N41">
      <style:table-cell-properties fo:background-color="#ffffff"/>
      <style:text-properties style:text-underline-style="solid" style:text-underline-width="auto" style:text-underline-color="font-color"/>
    </style:style>
    <style:style style:name="ce20" style:family="table-cell" style:parent-style-name="Default" style:data-style-name="N44">
      <style:table-cell-properties fo:background-color="#ffffff"/>
    </style:style>
    <style:style style:name="ce21" style:family="table-cell" style:parent-style-name="Default" style:data-style-name="N44"/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2" table:default-cell-style-name="ce17"/>
        <table:table-column table:style-name="co4" table:default-cell-style-name="ce17"/>
        <table:table-column table:style-name="co2" table:default-cell-style-name="ce20"/>
        <table:table-column table:style-name="co2" table:default-cell-style-name="ce14"/>
        <table:table-column table:style-name="co2" table:default-cell-style-name="ce17"/>
        <table:table-column table:style-name="co4" table:default-cell-style-name="ce17"/>
        <table:table-column table:style-name="co5" table:default-cell-style-name="ce17"/>
        <table:table-column table:style-name="co2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4"/>
        <table:table-column table:style-name="co9" table:default-cell-style-name="ce14"/>
        <table:table-column table:style-name="co2" table:default-cell-style-name="ce17"/>
        <table:table-column table:style-name="co10" table:default-cell-style-name="ce17"/>
        <table:table-column table:style-name="co11" table:default-cell-style-name="ce17"/>
        <table:table-column table:style-name="co2" table:number-columns-repeated="2" table:default-cell-style-name="ce17"/>
        <table:table-column table:style-name="co2" table:number-columns-repeated="4" table:default-cell-style-name="ce14"/>
        <table:table-row table:style-name="ro1">
          <table:table-cell table:style-name="ce14"/>
          <table:table-cell table:style-name="ce16" office:value-type="string" calcext:value-type="string">
            <text:p>Results failover tests</text:p>
          </table:table-cell>
          <table:table-cell table:style-name="ce14" table:number-columns-repeated="18"/>
          <table:table-cell/>
          <table:table-cell table:style-name="ce14" table:number-columns-repeated="6"/>
          <table:table-cell table:number-columns-repeated="2"/>
          <table:table-cell table:style-name="ce14" table:number-columns-repeated="5"/>
          <table:table-cell table:number-columns-repeated="4"/>
        </table:table-row>
        <table:table-row table:style-name="ro1">
          <table:table-cell table:style-name="ce14" table:number-columns-repeated="20"/>
          <table:table-cell/>
          <table:table-cell table:style-name="ce14" table:number-columns-repeated="6"/>
          <table:table-cell table:number-columns-repeated="2"/>
          <table:table-cell table:style-name="ce14" table:number-columns-repeated="5"/>
          <table:table-cell table:number-columns-repeated="4"/>
        </table:table-row>
        <table:table-row table:style-name="ro1">
          <table:table-cell table:style-name="ce14"/>
          <table:table-cell table:style-name="ce16" office:value-type="string" calcext:value-type="string">
            <text:p>Hyper-V</text:p>
          </table:table-cell>
          <table:table-cell table:style-name="ce14" table:number-columns-repeated="15"/>
          <table:table-cell table:style-name="ce18" office:value-type="string" calcext:value-type="string">
            <text:p>ASG with default TargetGroup settings</text:p>
          </table:table-cell>
          <table:table-cell table:number-columns-repeated="6"/>
          <table:table-cell table:style-name="ce20"/>
          <table:table-cell table:style-name="ce14" table:number-columns-repeated="2"/>
          <table:table-cell table:style-name="ce17" table:number-columns-repeated="2"/>
          <table:table-cell/>
          <table:table-cell table:style-name="ce20" table:number-columns-repeated="2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4" table:number-columns-repeated="20"/>
          <table:table-cell/>
          <table:table-cell table:style-name="ce14" table:number-columns-repeated="6"/>
          <table:table-cell table:number-columns-repeated="2"/>
          <table:table-cell table:style-name="ce14" table:number-columns-repeated="5"/>
          <table:table-cell table:number-columns-repeated="4"/>
        </table:table-row>
        <table:table-row table:style-name="ro1">
          <table:table-cell table:style-name="ce14"/>
          <table:table-cell table:style-name="ce14" office:value-type="string" calcext:value-type="string">
            <text:p>Moving the cluster via the Failover Cluster Manager (10-10-2020):</text:p>
          </table:table-cell>
          <table:table-cell table:style-name="ce14" table:number-columns-repeated="15"/>
          <table:table-cell table:style-name="ce14" office:value-type="string" calcext:value-type="string">
            <text:p><text:span text:style-name="T2">Stop website (21-10-2020, m5a.xlarge, Ireland)</text:span>:</text:p>
          </table:table-cell>
          <table:table-cell table:style-name="ce14" table:number-columns-repeated="2"/>
          <table:table-cell/>
          <table:table-cell table:style-name="ce14" table:number-columns-repeated="6"/>
          <table:table-cell office:value-type="string" calcext:value-type="string">
            <text:p>Health</text:p>
          </table:table-cell>
          <table:table-cell/>
          <table:table-cell table:style-name="ce14" table:number-columns-repeated="5"/>
          <table:table-cell table:number-columns-repeated="4"/>
        </table:table-row>
        <table:table-row table:style-name="ro1">
          <table:table-cell table:style-name="ce14" table:number-columns-repeated="20"/>
          <table:table-cell/>
          <table:table-cell table:style-name="ce14" table:number-columns-repeated="6"/>
          <table:table-cell office:value-type="string" calcext:value-type="string">
            <text:p>check</text:p>
          </table:table-cell>
          <table:table-cell/>
          <table:table-cell table:style-name="ce14" table:number-columns-repeated="5"/>
          <table:table-cell table:number-columns-repeated="4"/>
        </table:table-row>
        <table:table-row table:style-name="ro1">
          <table:table-cell table:style-name="ce14"/>
          <table:table-cell table:style-name="ce14" office:value-type="string" calcext:value-type="string">
            <text:p>ClusterNode3 to ClusterNode1</text:p>
          </table:table-cell>
          <table:table-cell table:style-name="ce14" table:number-columns-repeated="3"/>
          <table:table-cell table:style-name="ce14" office:value-type="string" calcext:value-type="string">
            <text:p>ClusterNode1 to ClusterNode2</text:p>
          </table:table-cell>
          <table:table-cell table:style-name="ce14" table:number-columns-repeated="3"/>
          <table:table-cell table:style-name="ce14" office:value-type="string" calcext:value-type="string">
            <text:p>ClusterNode2 to ClusterNode3</text:p>
          </table:table-cell>
          <table:table-cell table:style-name="ce14" table:number-columns-repeated="7"/>
          <table:table-cell table:style-name="ce14" office:value-type="string" calcext:value-type="string">
            <text:p>Stop website: </text:p>
          </table:table-cell>
          <table:table-cell table:style-name="ce14" table:number-columns-repeated="2"/>
          <table:table-cell/>
          <table:table-cell table:style-name="ce14" office:value-type="string" calcext:value-type="string">
            <text:p>Target Group unhealthy</text:p>
          </table:table-cell>
          <table:table-cell table:style-name="ce14" table:number-columns-repeated="2"/>
          <table:table-cell table:style-name="ce14" office:value-type="string" calcext:value-type="string">
            <text:p>Instance out of service ASG</text:p>
          </table:table-cell>
          <table:table-cell table:style-name="ce14" table:number-columns-repeated="2"/>
          <table:table-cell office:value-type="string" calcext:value-type="string">
            <text:p>type</text:p>
          </table:table-cell>
          <table:table-cell/>
          <table:table-cell table:style-name="ce14" office:value-type="string" calcext:value-type="string">
            <text:p>New instance started</text:p>
          </table:table-cell>
          <table:table-cell table:style-name="ce14" table:number-columns-repeated="2"/>
          <table:table-cell table:style-name="ce14" office:value-type="string" calcext:value-type="string">
            <text:p>Start part1.ps1</text:p>
          </table:table-cell>
          <table:table-cell table:style-name="ce14"/>
          <table:table-cell table:number-columns-repeated="4"/>
        </table:table-row>
        <table:table-row table:style-name="ro1">
          <table:table-cell table:style-name="ce14"/>
          <table:table-cell table:style-name="ce17" office:value-type="time" office:time-value="PT18H26M20S" calcext:value-type="time">
            <text:p>18:26:20</text:p>
          </table:table-cell>
          <table:table-cell table:style-name="ce17" office:value-type="time" office:time-value="PT18H26M32S" calcext:value-type="time">
            <text:p>18:26:32</text:p>
          </table:table-cell>
          <table:table-cell table:style-name="ce20" table:formula="of:=[.C8]-[.B8]" office:value-type="time" office:time-value="PT00H00M12S" calcext:value-type="time">
            <text:p>00:00:12</text:p>
          </table:table-cell>
          <table:table-cell table:style-name="ce14"/>
          <table:table-cell table:style-name="ce17" office:value-type="time" office:time-value="PT18H28M37S" calcext:value-type="time">
            <text:p>18:28:37</text:p>
          </table:table-cell>
          <table:table-cell table:style-name="ce17" office:value-type="time" office:time-value="PT18H28M51S" calcext:value-type="time">
            <text:p>18:28:51</text:p>
          </table:table-cell>
          <table:table-cell table:style-name="ce20" table:formula="of:=[.G8]-[.F8]" office:value-type="time" office:time-value="PT00H00M14S" calcext:value-type="time">
            <text:p>00:00:14</text:p>
          </table:table-cell>
          <table:table-cell table:style-name="ce14"/>
          <table:table-cell table:style-name="ce17" office:value-type="time" office:time-value="PT18H30M55S" calcext:value-type="time">
            <text:p>18:30:55</text:p>
          </table:table-cell>
          <table:table-cell table:style-name="ce17" office:value-type="time" office:time-value="PT18H31M08S" calcext:value-type="time">
            <text:p>18:31:08</text:p>
          </table:table-cell>
          <table:table-cell table:style-name="ce20" table:formula="of:=[.K8]-[.J8]" office:value-type="time" office:time-value="PT00H00M13S" calcext:value-type="time">
            <text:p>00:00:13</text:p>
          </table:table-cell>
          <table:table-cell table:style-name="ce14"/>
          <table:table-cell table:style-name="ce14" office:value-type="string" calcext:value-type="string">
            <text:p>Min</text:p>
          </table:table-cell>
          <table:table-cell table:style-name="ce20" table:formula="of:=MIN([.$D$8];[.$D$9];[.$H$8];[.$H$9];[.$L$8];[.$L$9])" office:value-type="time" office:time-value="PT00H00M10S" calcext:value-type="time">
            <text:p>00:00:10</text:p>
          </table:table-cell>
          <table:table-cell table:style-name="ce14" table:number-columns-repeated="2"/>
          <table:table-cell office:value-type="time" office:time-value="PT11H12M05S" calcext:value-type="time">
            <text:p>11:12:05</text:p>
          </table:table-cell>
          <table:table-cell office:value-type="time" office:time-value="PT11H21M01S" calcext:value-type="time">
            <text:p>11:21:01</text:p>
          </table:table-cell>
          <table:table-cell table:formula="of:=[.S8]-[.R8]" office:value-type="time" office:time-value="PT00H08M56S" calcext:value-type="time">
            <text:p>00:08:56</text:p>
          </table:table-cell>
          <table:table-cell/>
          <table:table-cell office:value-type="time" office:time-value="PT11H13M03S" calcext:value-type="time">
            <text:p>11:13:03</text:p>
          </table:table-cell>
          <table:table-cell table:formula="of:=[.V8]-[.R8]" office:value-type="time" office:time-value="PT00H00M58S" calcext:value-type="time">
            <text:p>00:00:58</text:p>
          </table:table-cell>
          <table:table-cell/>
          <table:table-cell office:value-type="time" office:time-value="PT11H14M06S" calcext:value-type="time">
            <text:p>11:14:06</text:p>
          </table:table-cell>
          <table:table-cell table:formula="of:=[.Y8]-[.R8]" office:value-type="time" office:time-value="PT00H02M01S" calcext:value-type="time">
            <text:p>00:02:01</text:p>
          </table:table-cell>
          <table:table-cell/>
          <table:table-cell office:value-type="string" calcext:value-type="string">
            <text:p>ELB</text:p>
          </table:table-cell>
          <table:table-cell/>
          <table:table-cell office:value-type="time" office:time-value="PT11H14M29S" calcext:value-type="time">
            <text:p>11:14:29</text:p>
          </table:table-cell>
          <table:table-cell table:formula="of:=[.AD8]-[.R8]" office:value-type="time" office:time-value="PT00H02M24S" calcext:value-type="time">
            <text:p>00:02:24</text:p>
          </table:table-cell>
          <table:table-cell/>
          <table:table-cell office:value-type="time" office:time-value="PT11H16M56S" calcext:value-type="time">
            <text:p>11:16:56</text:p>
          </table:table-cell>
          <table:table-cell table:formula="of:=[.AG8]-[.R8]" office:value-type="time" office:time-value="PT00H04M51S" calcext:value-type="time">
            <text:p>00:04:51</text:p>
          </table:table-cell>
          <table:table-cell table:style-name="ce20"/>
          <table:table-cell office:value-type="string" calcext:value-type="string">
            <text:p>Min</text:p>
          </table:table-cell>
          <table:table-cell table:style-name="ce20" table:formula="of:=MIN([.$T$6:.$T$13])" office:value-type="time" office:time-value="PT00H08M10S" calcext:value-type="time">
            <text:p>00:08:10</text:p>
          </table:table-cell>
          <table:table-cell/>
        </table:table-row>
        <table:table-row table:style-name="ro1">
          <table:table-cell table:style-name="ce14"/>
          <table:table-cell table:style-name="ce17" office:value-type="time" office:time-value="PT18H33M13S" calcext:value-type="time">
            <text:p>18:33:13</text:p>
          </table:table-cell>
          <table:table-cell table:style-name="ce17" office:value-type="time" office:time-value="PT18H33M26S" calcext:value-type="time">
            <text:p>18:33:26</text:p>
          </table:table-cell>
          <table:table-cell table:style-name="ce20" table:formula="of:=[.C9]-[.B9]" office:value-type="time" office:time-value="PT00H00M13S" calcext:value-type="time">
            <text:p>00:00:13</text:p>
          </table:table-cell>
          <table:table-cell table:style-name="ce14"/>
          <table:table-cell table:style-name="ce17" office:value-type="time" office:time-value="PT18H35M32S" calcext:value-type="time">
            <text:p>18:35:32</text:p>
          </table:table-cell>
          <table:table-cell table:style-name="ce17" office:value-type="time" office:time-value="PT18H35M44S" calcext:value-type="time">
            <text:p>18:35:44</text:p>
          </table:table-cell>
          <table:table-cell table:style-name="ce20" table:formula="of:=[.G9]-[.F9]" office:value-type="time" office:time-value="PT00H00M12S" calcext:value-type="time">
            <text:p>00:00:12</text:p>
          </table:table-cell>
          <table:table-cell table:style-name="ce14"/>
          <table:table-cell table:style-name="ce17" office:value-type="time" office:time-value="PT18H37M48S" calcext:value-type="time">
            <text:p>18:37:48</text:p>
          </table:table-cell>
          <table:table-cell table:style-name="ce17" office:value-type="time" office:time-value="PT18H37M58S" calcext:value-type="time">
            <text:p>18:37:58</text:p>
          </table:table-cell>
          <table:table-cell table:style-name="ce20" table:formula="of:=[.K9]-[.J9]" office:value-type="time" office:time-value="PT00H00M10S" calcext:value-type="time">
            <text:p>00:00:10</text:p>
          </table:table-cell>
          <table:table-cell table:style-name="ce14"/>
          <table:table-cell table:style-name="ce14" office:value-type="string" calcext:value-type="string">
            <text:p>Max</text:p>
          </table:table-cell>
          <table:table-cell table:style-name="ce20" table:formula="of:=MAX([.$D$8];[.$D$9];[.$H$8];[.$H$9];[.$L$8];[.$L$9])" office:value-type="time" office:time-value="PT00H00M14S" calcext:value-type="time">
            <text:p>00:00:14</text:p>
          </table:table-cell>
          <table:table-cell table:style-name="ce14" table:number-columns-repeated="2"/>
          <table:table-cell office:value-type="time" office:time-value="PT12H07M26S" calcext:value-type="time">
            <text:p>12:07:26</text:p>
          </table:table-cell>
          <table:table-cell office:value-type="time" office:time-value="PT12H16M18S" calcext:value-type="time">
            <text:p>12:16:18</text:p>
          </table:table-cell>
          <table:table-cell table:formula="of:=[.S9]-[.R9]" office:value-type="time" office:time-value="PT00H08M52S" calcext:value-type="time">
            <text:p>00:08:52</text:p>
          </table:table-cell>
          <table:table-cell/>
          <table:table-cell office:value-type="time" office:time-value="PT12H08M21S" calcext:value-type="time">
            <text:p>12:08:21</text:p>
          </table:table-cell>
          <table:table-cell table:formula="of:=[.V9]-[.R9]" office:value-type="time" office:time-value="PT00H00M55S" calcext:value-type="time">
            <text:p>00:00:55</text:p>
          </table:table-cell>
          <table:table-cell/>
          <table:table-cell office:value-type="time" office:time-value="PT12H08M49S" calcext:value-type="time">
            <text:p>12:08:49</text:p>
          </table:table-cell>
          <table:table-cell table:formula="of:=[.Y9]-[.R9]" office:value-type="time" office:time-value="PT00H01M23S" calcext:value-type="time">
            <text:p>00:01:23</text:p>
          </table:table-cell>
          <table:table-cell/>
          <table:table-cell office:value-type="string" calcext:value-type="string">
            <text:p>ELB</text:p>
          </table:table-cell>
          <table:table-cell/>
          <table:table-cell office:value-type="time" office:time-value="PT12H09M12S" calcext:value-type="time">
            <text:p>12:09:12</text:p>
          </table:table-cell>
          <table:table-cell table:formula="of:=[.AD9]-[.R9]" office:value-type="time" office:time-value="PT00H01M46S" calcext:value-type="time">
            <text:p>00:01:46</text:p>
          </table:table-cell>
          <table:table-cell/>
          <table:table-cell office:value-type="time" office:time-value="PT12H12M02S" calcext:value-type="time">
            <text:p>12:12:02</text:p>
          </table:table-cell>
          <table:table-cell table:formula="of:=[.AG9]-[.R9]" office:value-type="time" office:time-value="PT00H04M36S" calcext:value-type="time">
            <text:p>00:04:36</text:p>
          </table:table-cell>
          <table:table-cell table:style-name="ce20"/>
          <table:table-cell office:value-type="string" calcext:value-type="string">
            <text:p>Max</text:p>
          </table:table-cell>
          <table:table-cell table:style-name="ce20" table:formula="of:=MAX([.$T$6:.$T$13])" office:value-type="time" office:time-value="PT00H10M58S" calcext:value-type="time">
            <text:p>00:10:58</text:p>
          </table:table-cell>
          <table:table-cell/>
        </table:table-row>
        <table:table-row table:style-name="ro1">
          <table:table-cell table:style-name="ce14" table:number-columns-repeated="13"/>
          <table:table-cell table:style-name="ce14" office:value-type="string" calcext:value-type="string">
            <text:p>Average</text:p>
          </table:table-cell>
          <table:table-cell table:style-name="ce20" table:formula="of:=AVERAGE([.$D$8];[.$D$9];[.$H$8];[.$H$9];[.$L$8];[.$L$9])" office:value-type="time" office:time-value="PT00H00M12.333333333S" calcext:value-type="time">
            <text:p>00:00:12</text:p>
          </table:table-cell>
          <table:table-cell table:style-name="ce14" table:number-columns-repeated="2"/>
          <table:table-cell office:value-type="time" office:time-value="PT12H34M21S" calcext:value-type="time">
            <text:p>12:34:21</text:p>
          </table:table-cell>
          <table:table-cell office:value-type="time" office:time-value="PT12H42M31S" calcext:value-type="time">
            <text:p>12:42:31</text:p>
          </table:table-cell>
          <table:table-cell table:formula="of:=[.S10]-[.R10]" office:value-type="time" office:time-value="PT00H08M10S" calcext:value-type="time">
            <text:p>00:08:10</text:p>
          </table:table-cell>
          <table:table-cell/>
          <table:table-cell office:value-type="time" office:time-value="PT12H35M18S" calcext:value-type="time">
            <text:p>12:35:18</text:p>
          </table:table-cell>
          <table:table-cell table:formula="of:=[.V10]-[.R10]" office:value-type="time" office:time-value="PT00H00M57S" calcext:value-type="time">
            <text:p>00:00:57</text:p>
          </table:table-cell>
          <table:table-cell/>
          <table:table-cell office:value-type="time" office:time-value="PT12H35M31S" calcext:value-type="time">
            <text:p>12:35:31</text:p>
          </table:table-cell>
          <table:table-cell table:formula="of:=[.Y10]-[.R10]" office:value-type="time" office:time-value="PT00H01M10S" calcext:value-type="time">
            <text:p>00:01:10</text:p>
          </table:table-cell>
          <table:table-cell/>
          <table:table-cell office:value-type="string" calcext:value-type="string">
            <text:p>ELB</text:p>
          </table:table-cell>
          <table:table-cell/>
          <table:table-cell office:value-type="time" office:time-value="PT12H35M53S" calcext:value-type="time">
            <text:p>12:35:53</text:p>
          </table:table-cell>
          <table:table-cell table:formula="of:=[.AD10]-[.R10]" office:value-type="time" office:time-value="PT00H01M32S" calcext:value-type="time">
            <text:p>00:01:32</text:p>
          </table:table-cell>
          <table:table-cell/>
          <table:table-cell office:value-type="time" office:time-value="PT12H38M02S" calcext:value-type="time">
            <text:p>12:38:02</text:p>
          </table:table-cell>
          <table:table-cell table:formula="of:=[.AG10]-[.R10]" office:value-type="time" office:time-value="PT00H03M41S" calcext:value-type="time">
            <text:p>00:03:41</text:p>
          </table:table-cell>
          <table:table-cell/>
          <table:table-cell office:value-type="string" calcext:value-type="string">
            <text:p>Average</text:p>
          </table:table-cell>
          <table:table-cell table:style-name="ce20" table:formula="of:=AVERAGE([.$T$6:.$T$13])" office:value-type="time" office:time-value="PT00H09M04.833333333S" calcext:value-type="time">
            <text:p>00:09:05</text:p>
          </table:table-cell>
          <table:table-cell/>
        </table:table-row>
        <table:table-row table:style-name="ro1">
          <table:table-cell table:style-name="ce14" table:number-columns-repeated="14"/>
          <table:table-cell table:style-name="ce20"/>
          <table:table-cell table:style-name="ce14" table:number-columns-repeated="2"/>
          <table:table-cell office:value-type="time" office:time-value="PT13H00M00S" calcext:value-type="time">
            <text:p>13:00:00</text:p>
          </table:table-cell>
          <table:table-cell office:value-type="time" office:time-value="PT13H10M58S" calcext:value-type="time">
            <text:p>13:10:58</text:p>
          </table:table-cell>
          <table:table-cell table:formula="of:=[.S11]-[.R11]" office:value-type="time" office:time-value="PT00H10M58S" calcext:value-type="time">
            <text:p>00:10:58</text:p>
          </table:table-cell>
          <table:table-cell/>
          <table:table-cell office:value-type="time" office:time-value="PT13H01M04S" calcext:value-type="time">
            <text:p>13:01:04</text:p>
          </table:table-cell>
          <table:table-cell table:formula="of:=[.V11]-[.R11]" office:value-type="time" office:time-value="PT00H01M04S" calcext:value-type="time">
            <text:p>00:01:04</text:p>
          </table:table-cell>
          <table:table-cell/>
          <table:table-cell office:value-type="time" office:time-value="PT13H03M17S" calcext:value-type="time">
            <text:p>13:03:17</text:p>
          </table:table-cell>
          <table:table-cell table:formula="of:=[.Y11]-[.R11]" office:value-type="time" office:time-value="PT00H03M17S" calcext:value-type="time">
            <text:p>00:03:17</text:p>
          </table:table-cell>
          <table:table-cell/>
          <table:table-cell office:value-type="string" calcext:value-type="string">
            <text:p>ELB</text:p>
          </table:table-cell>
          <table:table-cell/>
          <table:table-cell office:value-type="time" office:time-value="PT13H03M41S" calcext:value-type="time">
            <text:p>13:03:41</text:p>
          </table:table-cell>
          <table:table-cell table:formula="of:=[.AD11]-[.R11]" office:value-type="time" office:time-value="PT00H03M41S" calcext:value-type="time">
            <text:p>00:03:41</text:p>
          </table:table-cell>
          <table:table-cell/>
          <table:table-cell office:value-type="time" office:time-value="PT13H06M31S" calcext:value-type="time">
            <text:p>13:06:31</text:p>
          </table:table-cell>
          <table:table-cell table:formula="of:=[.AG11]-[.R11]" office:value-type="time" office:time-value="PT00H06M31S" calcext:value-type="time">
            <text:p>00:06:31</text:p>
          </table:table-cell>
          <table:table-cell table:number-columns-repeated="4"/>
        </table:table-row>
        <table:table-row table:style-name="ro1">
          <table:table-cell table:style-name="ce14"/>
          <table:table-cell table:style-name="ce14" office:value-type="string" calcext:value-type="string">
            <text:p>Failover by stopping a node (10-10-2020):</text:p>
          </table:table-cell>
          <table:table-cell table:style-name="ce14" table:number-columns-repeated="15"/>
          <table:table-cell office:value-type="time" office:time-value="PT13H28M27S" calcext:value-type="time">
            <text:p>13:28:27</text:p>
          </table:table-cell>
          <table:table-cell office:value-type="time" office:time-value="PT13H36M52S" calcext:value-type="time">
            <text:p>13:36:52</text:p>
          </table:table-cell>
          <table:table-cell table:formula="of:=[.S12]-[.R12]" office:value-type="time" office:time-value="PT00H08M25S" calcext:value-type="time">
            <text:p>00:08:25</text:p>
          </table:table-cell>
          <table:table-cell/>
          <table:table-cell office:value-type="time" office:time-value="PT13H29M23S" calcext:value-type="time">
            <text:p>13:29:23</text:p>
          </table:table-cell>
          <table:table-cell table:formula="of:=[.V12]-[.R12]" office:value-type="time" office:time-value="PT00H00M56S" calcext:value-type="time">
            <text:p>00:00:56</text:p>
          </table:table-cell>
          <table:table-cell/>
          <table:table-cell office:value-type="time" office:time-value="PT13H29M48S" calcext:value-type="time">
            <text:p>13:29:48</text:p>
          </table:table-cell>
          <table:table-cell table:formula="of:=[.Y12]-[.R12]" office:value-type="time" office:time-value="PT00H01M21S" calcext:value-type="time">
            <text:p>00:01:21</text:p>
          </table:table-cell>
          <table:table-cell/>
          <table:table-cell office:value-type="string" calcext:value-type="string">
            <text:p>ELB</text:p>
          </table:table-cell>
          <table:table-cell/>
          <table:table-cell office:value-type="time" office:time-value="PT13H30M11S" calcext:value-type="time">
            <text:p>13:30:11</text:p>
          </table:table-cell>
          <table:table-cell table:formula="of:=[.AD12]-[.R12]" office:value-type="time" office:time-value="PT00H01M44S" calcext:value-type="time">
            <text:p>00:01:44</text:p>
          </table:table-cell>
          <table:table-cell/>
          <table:table-cell office:value-type="time" office:time-value="PT13H32M44S" calcext:value-type="time">
            <text:p>13:32:44</text:p>
          </table:table-cell>
          <table:table-cell table:formula="of:=[.AG12]-[.R12]" office:value-type="time" office:time-value="PT00H04M17S" calcext:value-type="time">
            <text:p>00:04:17</text:p>
          </table:table-cell>
          <table:table-cell table:number-columns-repeated="4"/>
        </table:table-row>
        <table:table-row table:style-name="ro1">
          <table:table-cell table:style-name="ce14" table:number-columns-repeated="17"/>
          <table:table-cell office:value-type="time" office:time-value="PT13H54M33S" calcext:value-type="time">
            <text:p>13:54:33</text:p>
          </table:table-cell>
          <table:table-cell office:value-type="time" office:time-value="PT14H03M41S" calcext:value-type="time">
            <text:p>14:03:41</text:p>
          </table:table-cell>
          <table:table-cell table:formula="of:=[.S13]-[.R13]" office:value-type="time" office:time-value="PT00H09M08S" calcext:value-type="time">
            <text:p>00:09:08</text:p>
          </table:table-cell>
          <table:table-cell/>
          <table:table-cell office:value-type="time" office:time-value="PT13H55M35S" calcext:value-type="time">
            <text:p>13:55:35</text:p>
          </table:table-cell>
          <table:table-cell table:formula="of:=[.V13]-[.R13]" office:value-type="time" office:time-value="PT00H01M02S" calcext:value-type="time">
            <text:p>00:01:02</text:p>
          </table:table-cell>
          <table:table-cell/>
          <table:table-cell office:value-type="time" office:time-value="PT13H55M50S" calcext:value-type="time">
            <text:p>13:55:50</text:p>
          </table:table-cell>
          <table:table-cell table:formula="of:=[.Y13]-[.R13]" office:value-type="time" office:time-value="PT00H01M17S" calcext:value-type="time">
            <text:p>00:01:17</text:p>
          </table:table-cell>
          <table:table-cell/>
          <table:table-cell office:value-type="string" calcext:value-type="string">
            <text:p>ELB</text:p>
          </table:table-cell>
          <table:table-cell/>
          <table:table-cell office:value-type="time" office:time-value="PT13H56M12S" calcext:value-type="time">
            <text:p>13:56:12</text:p>
          </table:table-cell>
          <table:table-cell table:formula="of:=[.AD13]-[.R13]" office:value-type="time" office:time-value="PT00H01M39S" calcext:value-type="time">
            <text:p>00:01:39</text:p>
          </table:table-cell>
          <table:table-cell/>
          <table:table-cell office:value-type="time" office:time-value="PT13H58M38S" calcext:value-type="time">
            <text:p>13:58:38</text:p>
          </table:table-cell>
          <table:table-cell table:formula="of:=[.AG13]-[.R13]" office:value-type="time" office:time-value="PT00H04M05S" calcext:value-type="time">
            <text:p>00:04:05</text:p>
          </table:table-cell>
          <table:table-cell table:number-columns-repeated="4"/>
        </table:table-row>
        <table:table-row table:style-name="ro1">
          <table:table-cell table:style-name="ce14"/>
          <table:table-cell table:style-name="ce14" office:value-type="string" calcext:value-type="string">
            <text:p>Stop ClusterNode1:</text:p>
          </table:table-cell>
          <table:table-cell table:style-name="ce14" table:number-columns-repeated="3"/>
          <table:table-cell table:style-name="ce14" office:value-type="string" calcext:value-type="string">
            <text:p>Stop ClusterNode2:</text:p>
          </table:table-cell>
          <table:table-cell table:style-name="ce14"/>
          <table:table-cell table:style-name="ce14" office:value-type="string" calcext:value-type="string">
            <text:p>`</text:p>
          </table:table-cell>
          <table:table-cell table:style-name="ce14"/>
          <table:table-cell table:style-name="ce14" office:value-type="string" calcext:value-type="string">
            <text:p>Stop ClusterNode3:</text:p>
          </table:table-cell>
          <table:table-cell table:style-name="ce14" table:number-columns-repeated="7"/>
          <table:table-cell table:number-columns-repeated="2"/>
          <table:table-cell table:style-name="ce14"/>
          <table:table-cell table:number-columns-repeated="18"/>
        </table:table-row>
        <table:table-row table:style-name="ro1">
          <table:table-cell table:style-name="ce14"/>
          <table:table-cell table:style-name="ce17" office:value-type="time" office:time-value="PT18H42M01S" calcext:value-type="time">
            <text:p>18:42:01</text:p>
          </table:table-cell>
          <table:table-cell table:style-name="ce17" office:value-type="time" office:time-value="PT18H42M29S" calcext:value-type="time">
            <text:p>18:42:29</text:p>
          </table:table-cell>
          <table:table-cell table:style-name="ce20" table:formula="of:=[.C15]-[.B15]" office:value-type="time" office:time-value="PT00H00M28S" calcext:value-type="time">
            <text:p>00:00:28</text:p>
          </table:table-cell>
          <table:table-cell table:style-name="ce14"/>
          <table:table-cell table:style-name="ce17" office:value-type="time" office:time-value="PT18H49M51S" calcext:value-type="time">
            <text:p>18:49:51</text:p>
          </table:table-cell>
          <table:table-cell table:style-name="ce17" office:value-type="time" office:time-value="PT18H50M33S" calcext:value-type="time">
            <text:p>18:50:33</text:p>
          </table:table-cell>
          <table:table-cell table:style-name="ce20" table:formula="of:=[.G15]-[.F15]" office:value-type="time" office:time-value="PT00H00M42S" calcext:value-type="time">
            <text:p>00:00:42</text:p>
          </table:table-cell>
          <table:table-cell table:style-name="ce14"/>
          <table:table-cell table:style-name="ce17" office:value-type="time" office:time-value="PT18H57M17S" calcext:value-type="time">
            <text:p>18:57:17</text:p>
          </table:table-cell>
          <table:table-cell table:style-name="ce17" office:value-type="time" office:time-value="PT18H57M50S" calcext:value-type="time">
            <text:p>18:57:50</text:p>
          </table:table-cell>
          <table:table-cell table:style-name="ce20" table:formula="of:=[.K15]-[.J15]" office:value-type="time" office:time-value="PT00H00M33S" calcext:value-type="time">
            <text:p>00:00:33</text:p>
          </table:table-cell>
          <table:table-cell table:style-name="ce14"/>
          <table:table-cell table:style-name="ce14" office:value-type="string" calcext:value-type="string">
            <text:p>Min</text:p>
          </table:table-cell>
          <table:table-cell table:style-name="ce20" table:formula="of:=MIN([.$D$15];[.$D$16];[.$H$15];[.$H$16];[.$L$15];[.$L$16])" office:value-type="time" office:time-value="PT00H00M28S" calcext:value-type="time">
            <text:p>00:00:28</text:p>
          </table:table-cell>
          <table:table-cell table:style-name="ce14" table:number-columns-repeated="2"/>
          <table:table-cell table:style-name="ce14" office:value-type="string" calcext:value-type="string">
            <text:p><text:span text:style-name="T2">Stop server (21-10-2020, m5a.xlarge, Ireland)</text:span>:</text:p>
          </table:table-cell>
          <table:table-cell/>
          <table:table-cell table:style-name="ce14"/>
          <table:table-cell table:number-columns-repeated="18"/>
        </table:table-row>
        <table:table-row table:style-name="ro1">
          <table:table-cell table:style-name="ce14"/>
          <table:table-cell table:style-name="ce17" office:value-type="time" office:time-value="PT19H03M48S" calcext:value-type="time">
            <text:p>19:03:48</text:p>
          </table:table-cell>
          <table:table-cell table:style-name="ce17" office:value-type="time" office:time-value="PT19H04M21S" calcext:value-type="time">
            <text:p>19:04:21</text:p>
          </table:table-cell>
          <table:table-cell table:style-name="ce20" table:formula="of:=[.C16]-[.B16]" office:value-type="time" office:time-value="PT00H00M33S" calcext:value-type="time">
            <text:p>00:00:33</text:p>
          </table:table-cell>
          <table:table-cell table:style-name="ce14"/>
          <table:table-cell table:style-name="ce17" office:value-type="time" office:time-value="PT19H11M44S" calcext:value-type="time">
            <text:p>19:11:44</text:p>
          </table:table-cell>
          <table:table-cell table:style-name="ce17" office:value-type="time" office:time-value="PT19H12M16S" calcext:value-type="time">
            <text:p>19:12:16</text:p>
          </table:table-cell>
          <table:table-cell table:style-name="ce20" table:formula="of:=[.G16]-[.F16]" office:value-type="time" office:time-value="PT00H00M32S" calcext:value-type="time">
            <text:p>00:00:32</text:p>
          </table:table-cell>
          <table:table-cell table:style-name="ce14"/>
          <table:table-cell table:style-name="ce17" office:value-type="time" office:time-value="PT19H18M09S" calcext:value-type="time">
            <text:p>19:18:09</text:p>
          </table:table-cell>
          <table:table-cell table:style-name="ce17" office:value-type="time" office:time-value="PT19H18M51S" calcext:value-type="time">
            <text:p>19:18:51</text:p>
          </table:table-cell>
          <table:table-cell table:style-name="ce20" table:formula="of:=[.K16]-[.J16]" office:value-type="time" office:time-value="PT00H00M42S" calcext:value-type="time">
            <text:p>00:00:42</text:p>
          </table:table-cell>
          <table:table-cell table:style-name="ce14"/>
          <table:table-cell table:style-name="ce14" office:value-type="string" calcext:value-type="string">
            <text:p>Max</text:p>
          </table:table-cell>
          <table:table-cell table:style-name="ce20" table:formula="of:=MAX([.$D$15];[.$D$16];[.$H$15];[.$H$16];[.$L$15];[.$L$16])" office:value-type="time" office:time-value="PT00H00M42S" calcext:value-type="time">
            <text:p>00:00:42</text:p>
          </table:table-cell>
          <table:table-cell table:style-name="ce14" table:number-columns-repeated="2"/>
          <table:table-cell table:number-columns-repeated="2"/>
          <table:table-cell table:style-name="ce14"/>
          <table:table-cell table:number-columns-repeated="18"/>
        </table:table-row>
        <table:table-row table:style-name="ro1">
          <table:table-cell table:style-name="ce14"/>
          <table:table-cell table:style-name="ce17" table:number-columns-repeated="2"/>
          <table:table-cell table:style-name="ce20"/>
          <table:table-cell table:style-name="ce14"/>
          <table:table-cell table:style-name="ce17" table:number-columns-repeated="2"/>
          <table:table-cell table:style-name="ce20"/>
          <table:table-cell table:style-name="ce14"/>
          <table:table-cell table:style-name="ce17" table:number-columns-repeated="2"/>
          <table:table-cell table:style-name="ce20"/>
          <table:table-cell table:style-name="ce14"/>
          <table:table-cell table:style-name="ce14" office:value-type="string" calcext:value-type="string">
            <text:p>Average</text:p>
          </table:table-cell>
          <table:table-cell table:style-name="ce20" table:formula="of:=AVERAGE([.$D$15];[.$D$16];[.$H$15];[.$H$16];[.$L$15];[.$L$16])" office:value-type="time" office:time-value="PT00H00M35S" calcext:value-type="time">
            <text:p>00:00:35</text:p>
          </table:table-cell>
          <table:table-cell table:style-name="ce14" table:number-columns-repeated="2"/>
          <table:table-cell office:value-type="string" calcext:value-type="string">
            <text:p>Stop server:</text:p>
          </table:table-cell>
          <table:table-cell table:style-name="ce14" table:number-columns-repeated="2"/>
          <table:table-cell/>
          <table:table-cell table:style-name="ce14" office:value-type="string" calcext:value-type="string">
            <text:p>Target Group unhealthy</text:p>
          </table:table-cell>
          <table:table-cell table:style-name="ce14" table:number-columns-repeated="2"/>
          <table:table-cell table:style-name="ce14" office:value-type="string" calcext:value-type="string">
            <text:p>Instance out of service ASG</text:p>
          </table:table-cell>
          <table:table-cell table:style-name="ce14" table:number-columns-repeated="2"/>
          <table:table-cell office:value-type="string" calcext:value-type="string">
            <text:p>Type</text:p>
          </table:table-cell>
          <table:table-cell/>
          <table:table-cell table:style-name="ce14" office:value-type="string" calcext:value-type="string">
            <text:p>New instance started</text:p>
          </table:table-cell>
          <table:table-cell table:style-name="ce14" table:number-columns-repeated="2"/>
          <table:table-cell table:style-name="ce14" office:value-type="string" calcext:value-type="string">
            <text:p>Start part1.ps1</text:p>
          </table:table-cell>
          <table:table-cell table:style-name="ce14"/>
          <table:table-cell table:number-columns-repeated="4"/>
        </table:table-row>
        <table:table-row table:style-name="ro1">
          <table:table-cell table:style-name="ce14"/>
          <table:table-cell table:style-name="ce17" table:number-columns-repeated="2"/>
          <table:table-cell table:style-name="ce20"/>
          <table:table-cell table:style-name="ce14"/>
          <table:table-cell table:style-name="ce17" table:number-columns-repeated="2"/>
          <table:table-cell table:style-name="ce20"/>
          <table:table-cell table:style-name="ce14"/>
          <table:table-cell table:style-name="ce17" table:number-columns-repeated="2"/>
          <table:table-cell table:style-name="ce20"/>
          <table:table-cell table:style-name="ce14" table:number-columns-repeated="2"/>
          <table:table-cell table:style-name="ce20"/>
          <table:table-cell table:style-name="ce14" table:number-columns-repeated="2"/>
          <table:table-cell office:value-type="time" office:time-value="PT14H22M32S" calcext:value-type="time">
            <text:p>14:22:32</text:p>
          </table:table-cell>
          <table:table-cell office:value-type="time" office:time-value="PT14H32M50S" calcext:value-type="time">
            <text:p>14:32:50</text:p>
          </table:table-cell>
          <table:table-cell table:formula="of:=[.S18]-[.R18]" office:value-type="time" office:time-value="PT00H10M18S" calcext:value-type="time">
            <text:p>00:10:18</text:p>
          </table:table-cell>
          <table:table-cell table:style-name="ce17"/>
          <table:table-cell office:value-type="time" office:time-value="PT14H22M32S" calcext:value-type="time">
            <text:p>14:22:32</text:p>
          </table:table-cell>
          <table:table-cell table:formula="of:=[.V18]-[.R18]" office:value-type="time" office:time-value="PT00H00M00S" calcext:value-type="time">
            <text:p>00:00:00</text:p>
          </table:table-cell>
          <table:table-cell/>
          <table:table-cell office:value-type="time" office:time-value="PT14H24M40S" calcext:value-type="time">
            <text:p>14:24:40</text:p>
          </table:table-cell>
          <table:table-cell table:formula="of:=[.Y18]-[.R18]" office:value-type="time" office:time-value="PT00H02M08S" calcext:value-type="time">
            <text:p>00:02:08</text:p>
          </table:table-cell>
          <table:table-cell/>
          <table:table-cell table:style-name="ce17" office:value-type="string" calcext:value-type="string">
            <text:p>EC2</text:p>
          </table:table-cell>
          <table:table-cell table:style-name="ce17"/>
          <table:table-cell office:value-type="time" office:time-value="PT14H25M03S" calcext:value-type="time">
            <text:p>14:25:03</text:p>
          </table:table-cell>
          <table:table-cell table:formula="of:=[.AD18]-[.R18]" office:value-type="time" office:time-value="PT00H02M31S" calcext:value-type="time">
            <text:p>00:02:31</text:p>
          </table:table-cell>
          <table:table-cell/>
          <table:table-cell office:value-type="time" office:time-value="PT14H27M16S" calcext:value-type="time">
            <text:p>14:27:16</text:p>
          </table:table-cell>
          <table:table-cell table:formula="of:=[.AG18]-[.R18]" office:value-type="time" office:time-value="PT00H04M44S" calcext:value-type="time">
            <text:p>00:04:44</text:p>
          </table:table-cell>
          <table:table-cell/>
          <table:table-cell office:value-type="string" calcext:value-type="string">
            <text:p>Min</text:p>
          </table:table-cell>
          <table:table-cell table:style-name="ce20" table:formula="of:=MIN([.$T$18:.$T$23])" office:value-type="time" office:time-value="PT00H07M19S" calcext:value-type="time">
            <text:p>00:07:19</text:p>
          </table:table-cell>
          <table:table-cell/>
        </table:table-row>
        <table:table-row table:style-name="ro1">
          <table:table-cell table:style-name="ce14"/>
          <table:table-cell table:style-name="ce18" office:value-type="string" calcext:value-type="string">
            <text:p>AWS Failover cluster</text:p>
          </table:table-cell>
          <table:table-cell table:style-name="ce17"/>
          <table:table-cell table:style-name="ce20"/>
          <table:table-cell table:style-name="ce14"/>
          <table:table-cell table:style-name="ce17" table:number-columns-repeated="2"/>
          <table:table-cell table:style-name="ce20"/>
          <table:table-cell table:style-name="ce14"/>
          <table:table-cell table:style-name="ce17" table:number-columns-repeated="2"/>
          <table:table-cell table:style-name="ce20"/>
          <table:table-cell table:style-name="ce14" table:number-columns-repeated="5"/>
          <table:table-cell office:value-type="time" office:time-value="PT14H57M29S" calcext:value-type="time">
            <text:p>14:57:29</text:p>
          </table:table-cell>
          <table:table-cell office:value-type="time" office:time-value="PT15H06M55S" calcext:value-type="time">
            <text:p>15:06:55</text:p>
          </table:table-cell>
          <table:table-cell table:formula="of:=[.S19]-[.R19]" office:value-type="time" office:time-value="PT00H09M26S" calcext:value-type="time">
            <text:p>00:09:26</text:p>
          </table:table-cell>
          <table:table-cell table:style-name="ce17"/>
          <table:table-cell office:value-type="time" office:time-value="PT14H57M29S" calcext:value-type="time">
            <text:p>14:57:29</text:p>
          </table:table-cell>
          <table:table-cell table:formula="of:=[.V19]-[.R19]" office:value-type="time" office:time-value="PT00H00M00S" calcext:value-type="time">
            <text:p>00:00:00</text:p>
          </table:table-cell>
          <table:table-cell/>
          <table:table-cell office:value-type="time" office:time-value="PT14H59M01S" calcext:value-type="time">
            <text:p>14:59:01</text:p>
          </table:table-cell>
          <table:table-cell table:formula="of:=[.Y19]-[.R19]" office:value-type="time" office:time-value="PT00H01M32S" calcext:value-type="time">
            <text:p>00:01:32</text:p>
          </table:table-cell>
          <table:table-cell/>
          <table:table-cell table:style-name="ce17" office:value-type="string" calcext:value-type="string">
            <text:p>EC2</text:p>
          </table:table-cell>
          <table:table-cell table:style-name="ce17"/>
          <table:table-cell office:value-type="time" office:time-value="PT14H59M23S" calcext:value-type="time">
            <text:p>14:59:23</text:p>
          </table:table-cell>
          <table:table-cell table:formula="of:=[.AD19]-[.R19]" office:value-type="time" office:time-value="PT00H01M54S" calcext:value-type="time">
            <text:p>00:01:54</text:p>
          </table:table-cell>
          <table:table-cell/>
          <table:table-cell office:value-type="time" office:time-value="PT15H02M18S" calcext:value-type="time">
            <text:p>15:02:18</text:p>
          </table:table-cell>
          <table:table-cell table:formula="of:=[.AG19]-[.R19]" office:value-type="time" office:time-value="PT00H04M49S" calcext:value-type="time">
            <text:p>00:04:49</text:p>
          </table:table-cell>
          <table:table-cell/>
          <table:table-cell office:value-type="string" calcext:value-type="string">
            <text:p>Max</text:p>
          </table:table-cell>
          <table:table-cell table:style-name="ce20" table:formula="of:=MAX([.$T$18:.$T$23])" office:value-type="time" office:time-value="PT00H10M22S" calcext:value-type="time">
            <text:p>00:10:22</text:p>
          </table:table-cell>
          <table:table-cell/>
        </table:table-row>
        <table:table-row table:style-name="ro1">
          <table:table-cell table:style-name="ce14"/>
          <table:table-cell table:style-name="ce19"/>
          <table:table-cell table:style-name="ce17"/>
          <table:table-cell table:style-name="ce20"/>
          <table:table-cell table:style-name="ce14"/>
          <table:table-cell table:style-name="ce17" table:number-columns-repeated="2"/>
          <table:table-cell table:style-name="ce20"/>
          <table:table-cell table:style-name="ce14"/>
          <table:table-cell table:style-name="ce17" table:number-columns-repeated="2"/>
          <table:table-cell table:style-name="ce20"/>
          <table:table-cell table:style-name="ce14" table:number-columns-repeated="5"/>
          <table:table-cell office:value-type="time" office:time-value="PT15H23M55S" calcext:value-type="time">
            <text:p>15:23:55</text:p>
          </table:table-cell>
          <table:table-cell office:value-type="time" office:time-value="PT15H31M46S" calcext:value-type="time">
            <text:p>15:31:46</text:p>
          </table:table-cell>
          <table:table-cell table:formula="of:=[.S20]-[.R20]" office:value-type="time" office:time-value="PT00H07M51S" calcext:value-type="time">
            <text:p>00:07:51</text:p>
          </table:table-cell>
          <table:table-cell table:style-name="ce17"/>
          <table:table-cell table:formula="of:=[.R20]" office:value-type="time" office:time-value="PT15H23M55S" calcext:value-type="time">
            <text:p>15:23:55</text:p>
          </table:table-cell>
          <table:table-cell table:formula="of:=[.V20]-[.R20]" office:value-type="time" office:time-value="PT00H00M00S" calcext:value-type="time">
            <text:p>00:00:00</text:p>
          </table:table-cell>
          <table:table-cell/>
          <table:table-cell office:value-type="time" office:time-value="PT15H25M05S" calcext:value-type="time">
            <text:p>15:25:05</text:p>
          </table:table-cell>
          <table:table-cell table:formula="of:=[.Y20]-[.R20]" office:value-type="time" office:time-value="PT00H01M10S" calcext:value-type="time">
            <text:p>00:01:10</text:p>
          </table:table-cell>
          <table:table-cell/>
          <table:table-cell table:style-name="ce17" office:value-type="string" calcext:value-type="string">
            <text:p>EC2</text:p>
          </table:table-cell>
          <table:table-cell table:style-name="ce17"/>
          <table:table-cell office:value-type="time" office:time-value="PT15H25M27S" calcext:value-type="time">
            <text:p>15:25:27</text:p>
          </table:table-cell>
          <table:table-cell table:formula="of:=[.AD20]-[.R20]" office:value-type="time" office:time-value="PT00H01M32S" calcext:value-type="time">
            <text:p>00:01:32</text:p>
          </table:table-cell>
          <table:table-cell/>
          <table:table-cell office:value-type="time" office:time-value="PT15H27M44S" calcext:value-type="time">
            <text:p>15:27:44</text:p>
          </table:table-cell>
          <table:table-cell table:formula="of:=[.AG20]-[.R20]" office:value-type="time" office:time-value="PT00H03M49S" calcext:value-type="time">
            <text:p>00:03:49</text:p>
          </table:table-cell>
          <table:table-cell/>
          <table:table-cell office:value-type="string" calcext:value-type="string">
            <text:p>Average</text:p>
          </table:table-cell>
          <table:table-cell table:style-name="ce20" table:formula="of:=AVERAGE([.$T$18:.$T$23])" office:value-type="time" office:time-value="PT00H09M11.166666667S" calcext:value-type="time">
            <text:p>00:09:11</text:p>
          </table:table-cell>
          <table:table-cell/>
        </table:table-row>
        <table:table-row table:style-name="ro1">
          <table:table-cell table:style-name="ce14"/>
          <table:table-cell table:style-name="ce14" office:value-type="string" calcext:value-type="string">
            <text:p>Moving the cluster via the Failover Cluster Manager (14-10-2020, m5a.xlarge, Ireland):</text:p>
          </table:table-cell>
          <table:table-cell table:style-name="ce17"/>
          <table:table-cell table:style-name="ce20"/>
          <table:table-cell table:style-name="ce14"/>
          <table:table-cell table:style-name="ce17" table:number-columns-repeated="2"/>
          <table:table-cell table:style-name="ce20"/>
          <table:table-cell table:style-name="ce14"/>
          <table:table-cell table:style-name="ce17" table:number-columns-repeated="2"/>
          <table:table-cell table:style-name="ce20"/>
          <table:table-cell table:style-name="ce14" table:number-columns-repeated="5"/>
          <table:table-cell office:value-type="time" office:time-value="PT15H59M53S" calcext:value-type="time">
            <text:p>15:59:53</text:p>
          </table:table-cell>
          <table:table-cell office:value-type="time" office:time-value="PT16H07M12S" calcext:value-type="time">
            <text:p>16:07:12</text:p>
          </table:table-cell>
          <table:table-cell table:formula="of:=[.S21]-[.R21]" office:value-type="time" office:time-value="PT00H07M19S" calcext:value-type="time">
            <text:p>00:07:19</text:p>
          </table:table-cell>
          <table:table-cell table:style-name="ce17"/>
          <table:table-cell table:formula="of:=[.R21]" office:value-type="time" office:time-value="PT15H59M53S" calcext:value-type="time">
            <text:p>15:59:53</text:p>
          </table:table-cell>
          <table:table-cell table:formula="of:=[.V21]-[.R21]" office:value-type="time" office:time-value="PT00H00M00S" calcext:value-type="time">
            <text:p>00:00:00</text:p>
          </table:table-cell>
          <table:table-cell/>
          <table:table-cell office:value-type="time" office:time-value="PT16H00M25S" calcext:value-type="time">
            <text:p>16:00:25</text:p>
          </table:table-cell>
          <table:table-cell table:formula="of:=[.Y21]-[.R21]" office:value-type="time" office:time-value="PT00H00M32S" calcext:value-type="time">
            <text:p>00:00:32</text:p>
          </table:table-cell>
          <table:table-cell/>
          <table:table-cell table:style-name="ce17" office:value-type="string" calcext:value-type="string">
            <text:p>EC2</text:p>
          </table:table-cell>
          <table:table-cell table:style-name="ce17"/>
          <table:table-cell office:value-type="time" office:time-value="PT16H00M48S" calcext:value-type="time">
            <text:p>16:00:48</text:p>
          </table:table-cell>
          <table:table-cell table:formula="of:=[.AD21]-[.R21]" office:value-type="time" office:time-value="PT00H00M55S" calcext:value-type="time">
            <text:p>00:00:55</text:p>
          </table:table-cell>
          <table:table-cell/>
          <table:table-cell office:value-type="time" office:time-value="PT16H03M10S" calcext:value-type="time">
            <text:p>16:03:10</text:p>
          </table:table-cell>
          <table:table-cell table:formula="of:=[.AG21]-[.R21]" office:value-type="time" office:time-value="PT00H03M17S" calcext:value-type="time">
            <text:p>00:03:17</text:p>
          </table:table-cell>
          <table:table-cell table:number-columns-repeated="4"/>
        </table:table-row>
        <table:table-row table:style-name="ro1">
          <table:table-cell table:style-name="ce14" table:number-columns-repeated="2"/>
          <table:table-cell table:style-name="ce17"/>
          <table:table-cell table:style-name="ce20"/>
          <table:table-cell table:style-name="ce14"/>
          <table:table-cell table:style-name="ce17" table:number-columns-repeated="2"/>
          <table:table-cell table:style-name="ce20"/>
          <table:table-cell table:style-name="ce14"/>
          <table:table-cell table:style-name="ce17" table:number-columns-repeated="2"/>
          <table:table-cell table:style-name="ce20"/>
          <table:table-cell table:style-name="ce14" table:number-columns-repeated="5"/>
          <table:table-cell office:value-type="time" office:time-value="PT16H25M43S" calcext:value-type="time">
            <text:p>16:25:43</text:p>
          </table:table-cell>
          <table:table-cell office:value-type="time" office:time-value="PT16H35M34S" calcext:value-type="time">
            <text:p>16:35:34</text:p>
          </table:table-cell>
          <table:table-cell table:formula="of:=[.S22]-[.R22]" office:value-type="time" office:time-value="PT00H09M51S" calcext:value-type="time">
            <text:p>00:09:51</text:p>
          </table:table-cell>
          <table:table-cell table:style-name="ce17"/>
          <table:table-cell table:formula="of:=[.R22]" office:value-type="time" office:time-value="PT16H25M43S" calcext:value-type="time">
            <text:p>16:25:43</text:p>
          </table:table-cell>
          <table:table-cell table:formula="of:=[.V22]-[.R22]" office:value-type="time" office:time-value="PT00H00M00S" calcext:value-type="time">
            <text:p>00:00:00</text:p>
          </table:table-cell>
          <table:table-cell/>
          <table:table-cell office:value-type="time" office:time-value="PT16H27M51S" calcext:value-type="time">
            <text:p>16:27:51</text:p>
          </table:table-cell>
          <table:table-cell table:formula="of:=[.Y22]-[.R22]" office:value-type="time" office:time-value="PT00H02M08S" calcext:value-type="time">
            <text:p>00:02:08</text:p>
          </table:table-cell>
          <table:table-cell/>
          <table:table-cell table:style-name="ce17" office:value-type="string" calcext:value-type="string">
            <text:p>EC2</text:p>
          </table:table-cell>
          <table:table-cell table:style-name="ce17"/>
          <table:table-cell office:value-type="time" office:time-value="PT16H28M13S" calcext:value-type="time">
            <text:p>16:28:13</text:p>
          </table:table-cell>
          <table:table-cell table:formula="of:=[.AD22]-[.R22]" office:value-type="time" office:time-value="PT00H02M30S" calcext:value-type="time">
            <text:p>00:02:30</text:p>
          </table:table-cell>
          <table:table-cell/>
          <table:table-cell office:value-type="time" office:time-value="PT16H31M04S" calcext:value-type="time">
            <text:p>16:31:04</text:p>
          </table:table-cell>
          <table:table-cell table:formula="of:=[.AG22]-[.R22]" office:value-type="time" office:time-value="PT00H05M21S" calcext:value-type="time">
            <text:p>00:05:21</text:p>
          </table:table-cell>
          <table:table-cell table:number-columns-repeated="4"/>
        </table:table-row>
        <table:table-row table:style-name="ro1">
          <table:table-cell table:style-name="ce14"/>
          <table:table-cell table:style-name="ce14" office:value-type="string" calcext:value-type="string">
            <text:p>ClusterNode3 to ClusterNode1</text:p>
          </table:table-cell>
          <table:table-cell table:style-name="ce14" table:number-columns-repeated="3"/>
          <table:table-cell table:style-name="ce14" office:value-type="string" calcext:value-type="string">
            <text:p>ClusterNode1 to ClusterNode2</text:p>
          </table:table-cell>
          <table:table-cell table:style-name="ce14" table:number-columns-repeated="3"/>
          <table:table-cell table:style-name="ce14" office:value-type="string" calcext:value-type="string">
            <text:p>ClusterNode2 to ClusterNode3</text:p>
          </table:table-cell>
          <table:table-cell table:style-name="ce14" table:number-columns-repeated="7"/>
          <table:table-cell office:value-type="time" office:time-value="PT16H59M10S" calcext:value-type="time">
            <text:p>16:59:10</text:p>
          </table:table-cell>
          <table:table-cell office:value-type="time" office:time-value="PT17H09M32S" calcext:value-type="time">
            <text:p>17:09:32</text:p>
          </table:table-cell>
          <table:table-cell table:formula="of:=[.S23]-[.R23]" office:value-type="time" office:time-value="PT00H10M22S" calcext:value-type="time">
            <text:p>00:10:22</text:p>
          </table:table-cell>
          <table:table-cell table:style-name="ce17"/>
          <table:table-cell table:formula="of:=[.R23]" office:value-type="time" office:time-value="PT16H59M10S" calcext:value-type="time">
            <text:p>16:59:10</text:p>
          </table:table-cell>
          <table:table-cell table:formula="of:=[.V23]-[.R23]" office:value-type="time" office:time-value="PT00H00M00S" calcext:value-type="time">
            <text:p>00:00:00</text:p>
          </table:table-cell>
          <table:table-cell/>
          <table:table-cell office:value-type="time" office:time-value="PT17H00M51S" calcext:value-type="time">
            <text:p>17:00:51</text:p>
          </table:table-cell>
          <table:table-cell table:formula="of:=[.Y23]-[.R23]" office:value-type="time" office:time-value="PT00H01M41S" calcext:value-type="time">
            <text:p>00:01:41</text:p>
          </table:table-cell>
          <table:table-cell/>
          <table:table-cell table:style-name="ce17" office:value-type="string" calcext:value-type="string">
            <text:p>EC2</text:p>
          </table:table-cell>
          <table:table-cell table:style-name="ce17"/>
          <table:table-cell office:value-type="time" office:time-value="PT17H01M15S" calcext:value-type="time">
            <text:p>17:01:15</text:p>
          </table:table-cell>
          <table:table-cell table:formula="of:=[.AD23]-[.R23]" office:value-type="time" office:time-value="PT00H02M05S" calcext:value-type="time">
            <text:p>00:02:05</text:p>
          </table:table-cell>
          <table:table-cell/>
          <table:table-cell office:value-type="time" office:time-value="PT17H04M01S" calcext:value-type="time">
            <text:p>17:04:01</text:p>
          </table:table-cell>
          <table:table-cell table:formula="of:=[.AG23]-[.R23]" office:value-type="time" office:time-value="PT00H04M51S" calcext:value-type="time">
            <text:p>00:04:51</text:p>
          </table:table-cell>
          <table:table-cell table:number-columns-repeated="4"/>
        </table:table-row>
        <table:table-row table:style-name="ro1">
          <table:table-cell table:style-name="ce14"/>
          <table:table-cell table:style-name="ce17" office:value-type="time" office:time-value="PT06H40M36S" calcext:value-type="time">
            <text:p>06:40:36</text:p>
          </table:table-cell>
          <table:table-cell table:style-name="ce17" office:value-type="time" office:time-value="PT06H41M00S" calcext:value-type="time">
            <text:p>06:41:00</text:p>
          </table:table-cell>
          <table:table-cell table:style-name="ce20" table:formula="of:=[.C24]-[.B24]" office:value-type="time" office:time-value="PT00H00M24S" calcext:value-type="time">
            <text:p>00:00:24</text:p>
          </table:table-cell>
          <table:table-cell table:style-name="ce14"/>
          <table:table-cell table:style-name="ce17" office:value-type="time" office:time-value="PT06H43M04S" calcext:value-type="time">
            <text:p>06:43:04</text:p>
          </table:table-cell>
          <table:table-cell table:style-name="ce17" office:value-type="time" office:time-value="PT06H43M29S" calcext:value-type="time">
            <text:p>06:43:29</text:p>
          </table:table-cell>
          <table:table-cell table:style-name="ce20" table:formula="of:=[.G24]-[.F24]" office:value-type="time" office:time-value="PT00H00M25S" calcext:value-type="time">
            <text:p>00:00:25</text:p>
          </table:table-cell>
          <table:table-cell table:style-name="ce14"/>
          <table:table-cell table:style-name="ce17" office:value-type="time" office:time-value="PT06H45M34S" calcext:value-type="time">
            <text:p>06:45:34</text:p>
          </table:table-cell>
          <table:table-cell table:style-name="ce17" office:value-type="time" office:time-value="PT06H45M59S" calcext:value-type="time">
            <text:p>06:45:59</text:p>
          </table:table-cell>
          <table:table-cell table:style-name="ce20" table:formula="of:=[.K24]-[.J24]" office:value-type="time" office:time-value="PT00H00M25S" calcext:value-type="time">
            <text:p>00:00:25</text:p>
          </table:table-cell>
          <table:table-cell table:style-name="ce14"/>
          <table:table-cell table:style-name="ce14" office:value-type="string" calcext:value-type="string">
            <text:p>Min</text:p>
          </table:table-cell>
          <table:table-cell table:style-name="ce20" table:formula="of:=MIN([.$D$24];[.$D$25];[.$H$24];[.$H$25];[.$L$24];[.$L$25])" office:value-type="time" office:time-value="PT00H00M24S" calcext:value-type="time">
            <text:p>00:00:24</text:p>
          </table:table-cell>
          <table:table-cell table:style-name="ce20"/>
          <table:table-cell table:style-name="ce14"/>
          <table:table-cell table:number-columns-repeated="2"/>
          <table:table-cell table:style-name="ce17" table:number-columns-repeated="2"/>
          <table:table-cell table:number-columns-repeated="6"/>
          <table:table-cell table:style-name="ce17" table:number-columns-repeated="2"/>
          <table:table-cell table:number-columns-repeated="9"/>
        </table:table-row>
        <table:table-row table:style-name="ro1">
          <table:table-cell table:style-name="ce14"/>
          <table:table-cell table:style-name="ce17" office:value-type="time" office:time-value="PT06H48M11S" calcext:value-type="time">
            <text:p>06:48:11</text:p>
          </table:table-cell>
          <table:table-cell table:style-name="ce17" office:value-type="time" office:time-value="PT06H48M35S" calcext:value-type="time">
            <text:p>06:48:35</text:p>
          </table:table-cell>
          <table:table-cell table:style-name="ce20" table:formula="of:=[.C25]-[.B25]" office:value-type="time" office:time-value="PT00H00M24S" calcext:value-type="time">
            <text:p>00:00:24</text:p>
          </table:table-cell>
          <table:table-cell table:style-name="ce14"/>
          <table:table-cell table:style-name="ce17" office:value-type="time" office:time-value="PT06H51M08S" calcext:value-type="time">
            <text:p>06:51:08</text:p>
          </table:table-cell>
          <table:table-cell table:style-name="ce17" office:value-type="time" office:time-value="PT06H51M32S" calcext:value-type="time">
            <text:p>06:51:32</text:p>
          </table:table-cell>
          <table:table-cell table:style-name="ce20" table:formula="of:=[.G25]-[.F25]" office:value-type="time" office:time-value="PT00H00M24S" calcext:value-type="time">
            <text:p>00:00:24</text:p>
          </table:table-cell>
          <table:table-cell table:style-name="ce14"/>
          <table:table-cell table:style-name="ce17" office:value-type="time" office:time-value="PT06H55M43S" calcext:value-type="time">
            <text:p>06:55:43</text:p>
          </table:table-cell>
          <table:table-cell table:style-name="ce17" office:value-type="time" office:time-value="PT06H56M07S" calcext:value-type="time">
            <text:p>06:56:07</text:p>
          </table:table-cell>
          <table:table-cell table:style-name="ce20" table:formula="of:=[.K25]-[.J25]" office:value-type="time" office:time-value="PT00H00M24S" calcext:value-type="time">
            <text:p>00:00:24</text:p>
          </table:table-cell>
          <table:table-cell table:style-name="ce14"/>
          <table:table-cell table:style-name="ce14" office:value-type="string" calcext:value-type="string">
            <text:p>Max</text:p>
          </table:table-cell>
          <table:table-cell table:style-name="ce20" table:formula="of:=MAX([.$D$24];[.$D$25];[.$H$24];[.$H$25];[.$L$24];[.$L$25])" office:value-type="time" office:time-value="PT00H00M25S" calcext:value-type="time">
            <text:p>00:00:25</text:p>
          </table:table-cell>
          <table:table-cell table:style-name="ce20"/>
          <table:table-cell table:style-name="ce14"/>
          <table:table-cell table:style-name="ce16" office:value-type="string" calcext:value-type="string">
            <text:p>ASG with fastest TargetGroup settings</text:p>
          </table:table-cell>
          <table:table-cell table:style-name="ce14" table:number-columns-repeated="2"/>
          <table:table-cell/>
          <table:table-cell table:style-name="ce14" table:number-columns-repeated="6"/>
          <table:table-cell table:number-columns-repeated="2"/>
          <table:table-cell table:style-name="ce14" table:number-columns-repeated="5"/>
          <table:table-cell table:number-columns-repeated="4"/>
        </table:table-row>
        <table:table-row table:style-name="ro1">
          <table:table-cell table:style-name="ce14"/>
          <table:table-cell table:style-name="ce17" table:number-columns-repeated="2"/>
          <table:table-cell table:style-name="ce20"/>
          <table:table-cell table:style-name="ce14"/>
          <table:table-cell table:style-name="ce17" table:number-columns-repeated="2"/>
          <table:table-cell table:style-name="ce20"/>
          <table:table-cell table:style-name="ce14"/>
          <table:table-cell table:style-name="ce17" table:number-columns-repeated="2"/>
          <table:table-cell table:style-name="ce20"/>
          <table:table-cell table:style-name="ce14"/>
          <table:table-cell table:style-name="ce14" office:value-type="string" calcext:value-type="string">
            <text:p>Average</text:p>
          </table:table-cell>
          <table:table-cell table:style-name="ce20" table:formula="of:=AVERAGE([.$D$24];[.$D$25];[.$H$24];[.$H$25];[.$L$24];[.$L$25])" office:value-type="time" office:time-value="PT00H00M24.333333333S" calcext:value-type="time">
            <text:p>00:00:24</text:p>
          </table:table-cell>
          <table:table-cell table:style-name="ce20"/>
          <table:table-cell table:style-name="ce14" table:number-columns-repeated="4"/>
          <table:table-cell/>
          <table:table-cell table:style-name="ce14" table:number-columns-repeated="6"/>
          <table:table-cell table:number-columns-repeated="2"/>
          <table:table-cell table:style-name="ce14" table:number-columns-repeated="5"/>
          <table:table-cell table:number-columns-repeated="4"/>
        </table:table-row>
        <table:table-row table:style-name="ro1">
          <table:table-cell table:style-name="ce14"/>
          <table:table-cell table:style-name="ce17" table:number-columns-repeated="2"/>
          <table:table-cell table:style-name="ce20"/>
          <table:table-cell table:style-name="ce14"/>
          <table:table-cell table:style-name="ce17" table:number-columns-repeated="2"/>
          <table:table-cell table:style-name="ce20"/>
          <table:table-cell table:style-name="ce14"/>
          <table:table-cell table:style-name="ce17" table:number-columns-repeated="2"/>
          <table:table-cell table:style-name="ce20"/>
          <table:table-cell table:style-name="ce14" table:number-columns-repeated="2"/>
          <table:table-cell table:style-name="ce20" table:number-columns-repeated="2"/>
          <table:table-cell table:style-name="ce14"/>
          <table:table-cell office:value-type="string" calcext:value-type="string">
            <text:p>Stop website (24-10-2020, m5a.large, Ireland):</text:p>
          </table:table-cell>
          <table:table-cell table:style-name="ce14" table:number-columns-repeated="2"/>
          <table:table-cell/>
          <table:table-cell table:style-name="ce14" table:number-columns-repeated="6"/>
          <table:table-cell table:number-columns-repeated="2"/>
          <table:table-cell table:style-name="ce14" table:number-columns-repeated="5"/>
          <table:table-cell table:number-columns-repeated="4"/>
        </table:table-row>
        <table:table-row table:style-name="ro1">
          <table:table-cell table:style-name="ce14"/>
          <table:table-cell table:style-name="ce14" office:value-type="string" calcext:value-type="string">
            <text:p>Failover by stopping a node (14-10-2020):</text:p>
          </table:table-cell>
          <table:table-cell table:style-name="ce14" table:number-columns-repeated="15"/>
          <table:table-cell/>
          <table:table-cell table:style-name="ce14" table:number-columns-repeated="2"/>
          <table:table-cell/>
          <table:table-cell table:style-name="ce14" table:number-columns-repeated="6"/>
          <table:table-cell table:number-columns-repeated="2"/>
          <table:table-cell table:style-name="ce14" table:number-columns-repeated="5"/>
          <table:table-cell table:number-columns-repeated="4"/>
        </table:table-row>
        <table:table-row table:style-name="ro1">
          <table:table-cell table:style-name="ce14" table:number-columns-repeated="17"/>
          <table:table-cell office:value-type="string" calcext:value-type="string">
            <text:p>Stop website:</text:p>
          </table:table-cell>
          <table:table-cell table:style-name="ce14" table:number-columns-repeated="2"/>
          <table:table-cell/>
          <table:table-cell table:style-name="ce14" office:value-type="string" calcext:value-type="string">
            <text:p>Target Group unhealthy</text:p>
          </table:table-cell>
          <table:table-cell table:style-name="ce14" table:number-columns-repeated="2"/>
          <table:table-cell table:style-name="ce14" office:value-type="string" calcext:value-type="string">
            <text:p>Instance out of service ASG</text:p>
          </table:table-cell>
          <table:table-cell table:style-name="ce14" table:number-columns-repeated="2"/>
          <table:table-cell office:value-type="string" calcext:value-type="string">
            <text:p>Type</text:p>
          </table:table-cell>
          <table:table-cell/>
          <table:table-cell table:style-name="ce14" office:value-type="string" calcext:value-type="string">
            <text:p>New instance started</text:p>
          </table:table-cell>
          <table:table-cell table:style-name="ce14" table:number-columns-repeated="2"/>
          <table:table-cell table:style-name="ce14" office:value-type="string" calcext:value-type="string">
            <text:p>Start part1.ps1</text:p>
          </table:table-cell>
          <table:table-cell table:style-name="ce14"/>
          <table:table-cell table:number-columns-repeated="4"/>
        </table:table-row>
        <table:table-row table:style-name="ro1">
          <table:table-cell table:style-name="ce14"/>
          <table:table-cell table:style-name="ce14" office:value-type="string" calcext:value-type="string">
            <text:p>Stop ClusterNode1:</text:p>
          </table:table-cell>
          <table:table-cell table:style-name="ce14" table:number-columns-repeated="3"/>
          <table:table-cell table:style-name="ce14" office:value-type="string" calcext:value-type="string">
            <text:p>Stop ClusterNode2:</text:p>
          </table:table-cell>
          <table:table-cell table:style-name="ce14"/>
          <table:table-cell table:style-name="ce14" office:value-type="string" calcext:value-type="string">
            <text:p>`</text:p>
          </table:table-cell>
          <table:table-cell table:style-name="ce14"/>
          <table:table-cell table:style-name="ce14" office:value-type="string" calcext:value-type="string">
            <text:p>Stop ClusterNode3:</text:p>
          </table:table-cell>
          <table:table-cell table:style-name="ce14" table:number-columns-repeated="7"/>
          <table:table-cell office:value-type="time" office:time-value="PT11H59M36S" calcext:value-type="time">
            <text:p>11:59:36</text:p>
          </table:table-cell>
          <table:table-cell office:value-type="time" office:time-value="PT12H07M47S" calcext:value-type="time">
            <text:p>12:07:47</text:p>
          </table:table-cell>
          <table:table-cell table:formula="of:=[.S30]-[.R30]" office:value-type="time" office:time-value="PT00H08M11S" calcext:value-type="time">
            <text:p>00:08:11</text:p>
          </table:table-cell>
          <table:table-cell table:style-name="ce17"/>
          <table:table-cell office:value-type="time" office:time-value="PT11H59M51S" calcext:value-type="time">
            <text:p>11:59:51</text:p>
          </table:table-cell>
          <table:table-cell table:formula="of:=[.V30]-[.R30]" office:value-type="time" office:time-value="PT00H00M15S" calcext:value-type="time">
            <text:p>00:00:15</text:p>
          </table:table-cell>
          <table:table-cell/>
          <table:table-cell office:value-type="time" office:time-value="PT12H01M20S" calcext:value-type="time">
            <text:p>12:01:20</text:p>
          </table:table-cell>
          <table:table-cell table:formula="of:=[.Y30]-[.R30]" office:value-type="time" office:time-value="PT00H01M44S" calcext:value-type="time">
            <text:p>00:01:44</text:p>
          </table:table-cell>
          <table:table-cell/>
          <table:table-cell table:style-name="ce17" office:value-type="string" calcext:value-type="string">
            <text:p>ELB</text:p>
          </table:table-cell>
          <table:table-cell table:style-name="ce17"/>
          <table:table-cell office:value-type="time" office:time-value="PT12H01M43S" calcext:value-type="time">
            <text:p>12:01:43</text:p>
          </table:table-cell>
          <table:table-cell table:formula="of:=[.AD30]-[.R30]" office:value-type="time" office:time-value="PT00H02M07S" calcext:value-type="time">
            <text:p>00:02:07</text:p>
          </table:table-cell>
          <table:table-cell/>
          <table:table-cell office:value-type="time" office:time-value="PT12H03M53S" calcext:value-type="time">
            <text:p>12:03:53</text:p>
          </table:table-cell>
          <table:table-cell table:formula="of:=[.AG30]-[.R30]" office:value-type="time" office:time-value="PT00H04M17S" calcext:value-type="time">
            <text:p>00:04:17</text:p>
          </table:table-cell>
          <table:table-cell/>
          <table:table-cell office:value-type="string" calcext:value-type="string">
            <text:p>Min</text:p>
          </table:table-cell>
          <table:table-cell table:style-name="ce20" table:formula="of:=MIN([.$T$30:.$T$35])" office:value-type="time" office:time-value="PT00H07M11S" calcext:value-type="time">
            <text:p>00:07:11</text:p>
          </table:table-cell>
          <table:table-cell/>
        </table:table-row>
        <table:table-row table:style-name="ro1">
          <table:table-cell table:style-name="ce14"/>
          <table:table-cell table:style-name="ce17" office:value-type="time" office:time-value="PT07H54M43S" calcext:value-type="time">
            <text:p>07:54:43</text:p>
          </table:table-cell>
          <table:table-cell table:style-name="ce17" office:value-type="time" office:time-value="PT07H55M29S" calcext:value-type="time">
            <text:p>07:55:29</text:p>
          </table:table-cell>
          <table:table-cell table:style-name="ce20" table:formula="of:=[.C31]-[.B31]" office:value-type="time" office:time-value="PT00H00M46S" calcext:value-type="time">
            <text:p>00:00:46</text:p>
          </table:table-cell>
          <table:table-cell table:style-name="ce14"/>
          <table:table-cell table:style-name="ce17" office:value-type="time" office:time-value="PT08H42M38S" calcext:value-type="time">
            <text:p>08:42:38</text:p>
          </table:table-cell>
          <table:table-cell table:style-name="ce17" office:value-type="time" office:time-value="PT08H43M24S" calcext:value-type="time">
            <text:p>08:43:24</text:p>
          </table:table-cell>
          <table:table-cell table:style-name="ce20" table:formula="of:=[.G31]-[.F31]" office:value-type="time" office:time-value="PT00H00M46S" calcext:value-type="time">
            <text:p>00:00:46</text:p>
          </table:table-cell>
          <table:table-cell table:style-name="ce14"/>
          <table:table-cell table:style-name="ce17" office:value-type="time" office:time-value="PT09H27M33S" calcext:value-type="time">
            <text:p>09:27:33</text:p>
          </table:table-cell>
          <table:table-cell table:style-name="ce17" office:value-type="time" office:time-value="PT09H28M28S" calcext:value-type="time">
            <text:p>09:28:28</text:p>
          </table:table-cell>
          <table:table-cell table:style-name="ce20" table:formula="of:=[.K31]-[.J31]" office:value-type="time" office:time-value="PT00H00M55S" calcext:value-type="time">
            <text:p>00:00:55</text:p>
          </table:table-cell>
          <table:table-cell table:style-name="ce14"/>
          <table:table-cell table:style-name="ce14" office:value-type="string" calcext:value-type="string">
            <text:p>Min</text:p>
          </table:table-cell>
          <table:table-cell table:style-name="ce20" table:formula="of:=MIN([.$D$31];[.$D$32];[.$H$31];[.$H$32];[.$L$31];[.$L$32])" office:value-type="time" office:time-value="PT00H00M25S" calcext:value-type="time">
            <text:p>00:00:25</text:p>
          </table:table-cell>
          <table:table-cell table:style-name="ce20"/>
          <table:table-cell table:style-name="ce14"/>
          <table:table-cell office:value-type="time" office:time-value="PT12H26M47S" calcext:value-type="time">
            <text:p>12:26:47</text:p>
          </table:table-cell>
          <table:table-cell office:value-type="time" office:time-value="PT12H33M58S" calcext:value-type="time">
            <text:p>12:33:58</text:p>
          </table:table-cell>
          <table:table-cell table:formula="of:=[.S31]-[.R31]" office:value-type="time" office:time-value="PT00H07M11S" calcext:value-type="time">
            <text:p>00:07:11</text:p>
          </table:table-cell>
          <table:table-cell table:style-name="ce17"/>
          <table:table-cell office:value-type="time" office:time-value="PT12H27M03S" calcext:value-type="time">
            <text:p>12:27:03</text:p>
          </table:table-cell>
          <table:table-cell table:formula="of:=[.V31]-[.R31]" office:value-type="time" office:time-value="PT00H00M16S" calcext:value-type="time">
            <text:p>00:00:16</text:p>
          </table:table-cell>
          <table:table-cell/>
          <table:table-cell office:value-type="time" office:time-value="PT12H27M40S" calcext:value-type="time">
            <text:p>12:27:40</text:p>
          </table:table-cell>
          <table:table-cell table:formula="of:=[.Y31]-[.R31]" office:value-type="time" office:time-value="PT00H00M53S" calcext:value-type="time">
            <text:p>00:00:53</text:p>
          </table:table-cell>
          <table:table-cell/>
          <table:table-cell table:style-name="ce17" office:value-type="string" calcext:value-type="string">
            <text:p>ELB</text:p>
          </table:table-cell>
          <table:table-cell table:style-name="ce17"/>
          <table:table-cell office:value-type="time" office:time-value="PT12H28M02S" calcext:value-type="time">
            <text:p>12:28:02</text:p>
          </table:table-cell>
          <table:table-cell table:formula="of:=[.AD31]-[.R31]" office:value-type="time" office:time-value="PT00H01M15S" calcext:value-type="time">
            <text:p>00:01:15</text:p>
          </table:table-cell>
          <table:table-cell/>
          <table:table-cell office:value-type="time" office:time-value="PT12H30M04S" calcext:value-type="time">
            <text:p>12:30:04</text:p>
          </table:table-cell>
          <table:table-cell table:formula="of:=[.AG31]-[.R31]" office:value-type="time" office:time-value="PT00H03M17S" calcext:value-type="time">
            <text:p>00:03:17</text:p>
          </table:table-cell>
          <table:table-cell/>
          <table:table-cell office:value-type="string" calcext:value-type="string">
            <text:p>Max</text:p>
          </table:table-cell>
          <table:table-cell table:style-name="ce20" table:formula="of:=MAX([.$T$30:.$T$35])" office:value-type="time" office:time-value="PT00H08M11S" calcext:value-type="time">
            <text:p>00:08:11</text:p>
          </table:table-cell>
          <table:table-cell/>
        </table:table-row>
        <table:table-row table:style-name="ro1">
          <table:table-cell table:style-name="ce14"/>
          <table:table-cell table:style-name="ce17" office:value-type="time" office:time-value="PT10H14M03S" calcext:value-type="time">
            <text:p>10:14:03</text:p>
          </table:table-cell>
          <table:table-cell table:style-name="ce17" office:value-type="time" office:time-value="PT10H14M35S" calcext:value-type="time">
            <text:p>10:14:35</text:p>
          </table:table-cell>
          <table:table-cell table:style-name="ce20" table:formula="of:=[.C32]-[.B32]" office:value-type="time" office:time-value="PT00H00M32S" calcext:value-type="time">
            <text:p>00:00:32</text:p>
          </table:table-cell>
          <table:table-cell table:style-name="ce14"/>
          <table:table-cell table:style-name="ce17" office:value-type="time" office:time-value="PT11H00M20S" calcext:value-type="time">
            <text:p>11:00:20</text:p>
          </table:table-cell>
          <table:table-cell table:style-name="ce17" office:value-type="time" office:time-value="PT11H00M52S" calcext:value-type="time">
            <text:p>11:00:52</text:p>
          </table:table-cell>
          <table:table-cell table:style-name="ce20" table:formula="of:=[.G32]-[.F32]" office:value-type="time" office:time-value="PT00H00M32S" calcext:value-type="time">
            <text:p>00:00:32</text:p>
          </table:table-cell>
          <table:table-cell table:style-name="ce14"/>
          <table:table-cell table:style-name="ce17" office:value-type="time" office:time-value="PT11H45M32S" calcext:value-type="time">
            <text:p>11:45:32</text:p>
          </table:table-cell>
          <table:table-cell table:style-name="ce17" office:value-type="time" office:time-value="PT11H45M57S" calcext:value-type="time">
            <text:p>11:45:57</text:p>
          </table:table-cell>
          <table:table-cell table:style-name="ce20" table:formula="of:=[.K32]-[.J32]" office:value-type="time" office:time-value="PT00H00M25S" calcext:value-type="time">
            <text:p>00:00:25</text:p>
          </table:table-cell>
          <table:table-cell table:style-name="ce14"/>
          <table:table-cell table:style-name="ce14" office:value-type="string" calcext:value-type="string">
            <text:p>Max</text:p>
          </table:table-cell>
          <table:table-cell table:style-name="ce20" table:formula="of:=MAX([.$D$31];[.$D$32];[.$H$31];[.$H$32];[.$L$31];[.$L$32])" office:value-type="time" office:time-value="PT00H00M55S" calcext:value-type="time">
            <text:p>00:00:55</text:p>
          </table:table-cell>
          <table:table-cell table:style-name="ce20"/>
          <table:table-cell table:style-name="ce14"/>
          <table:table-cell office:value-type="time" office:time-value="PT12H51M51S" calcext:value-type="time">
            <text:p>12:51:51</text:p>
          </table:table-cell>
          <table:table-cell office:value-type="time" office:time-value="PT12H59M07S" calcext:value-type="time">
            <text:p>12:59:07</text:p>
          </table:table-cell>
          <table:table-cell table:formula="of:=[.S32]-[.R32]" office:value-type="time" office:time-value="PT00H07M16S" calcext:value-type="time">
            <text:p>00:07:16</text:p>
          </table:table-cell>
          <table:table-cell table:style-name="ce17"/>
          <table:table-cell office:value-type="time" office:time-value="PT12H52M03S" calcext:value-type="time">
            <text:p>12:52:03</text:p>
          </table:table-cell>
          <table:table-cell table:formula="of:=[.V32]-[.R32]" office:value-type="time" office:time-value="PT00H00M12S" calcext:value-type="time">
            <text:p>00:00:12</text:p>
          </table:table-cell>
          <table:table-cell/>
          <table:table-cell office:value-type="time" office:time-value="PT12H52M36S" calcext:value-type="time">
            <text:p>12:52:36</text:p>
          </table:table-cell>
          <table:table-cell table:formula="of:=[.Y32]-[.R32]" office:value-type="time" office:time-value="PT00H00M45S" calcext:value-type="time">
            <text:p>00:00:45</text:p>
          </table:table-cell>
          <table:table-cell/>
          <table:table-cell table:style-name="ce17" office:value-type="string" calcext:value-type="string">
            <text:p>ELB</text:p>
          </table:table-cell>
          <table:table-cell table:style-name="ce17"/>
          <table:table-cell office:value-type="time" office:time-value="PT12H52M57S" calcext:value-type="time">
            <text:p>12:52:57</text:p>
          </table:table-cell>
          <table:table-cell table:formula="of:=[.AD32]-[.R32]" office:value-type="time" office:time-value="PT00H01M06S" calcext:value-type="time">
            <text:p>00:01:06</text:p>
          </table:table-cell>
          <table:table-cell/>
          <table:table-cell office:value-type="time" office:time-value="PT12H55M10S" calcext:value-type="time">
            <text:p>12:55:10</text:p>
          </table:table-cell>
          <table:table-cell table:formula="of:=[.AG32]-[.R32]" office:value-type="time" office:time-value="PT00H03M19S" calcext:value-type="time">
            <text:p>00:03:19</text:p>
          </table:table-cell>
          <table:table-cell/>
          <table:table-cell office:value-type="string" calcext:value-type="string">
            <text:p>Average</text:p>
          </table:table-cell>
          <table:table-cell table:style-name="ce20" table:formula="of:=AVERAGE([.$T$30:.$T$35])" office:value-type="time" office:time-value="PT00H07M37.333333333S" calcext:value-type="time">
            <text:p>00:07:37</text:p>
          </table:table-cell>
          <table:table-cell/>
        </table:table-row>
        <table:table-row table:style-name="ro1">
          <table:table-cell table:style-name="ce14"/>
          <table:table-cell table:style-name="ce17" table:number-columns-repeated="2"/>
          <table:table-cell table:style-name="ce20"/>
          <table:table-cell table:style-name="ce14"/>
          <table:table-cell table:style-name="ce17" table:number-columns-repeated="2"/>
          <table:table-cell table:style-name="ce20"/>
          <table:table-cell table:style-name="ce14"/>
          <table:table-cell table:style-name="ce17" table:number-columns-repeated="2"/>
          <table:table-cell table:style-name="ce20"/>
          <table:table-cell table:style-name="ce14"/>
          <table:table-cell table:style-name="ce14" office:value-type="string" calcext:value-type="string">
            <text:p>Average</text:p>
          </table:table-cell>
          <table:table-cell table:style-name="ce20" table:formula="of:=AVERAGE([.$D$31];[.$D$32];[.$H$31];[.$H$32];[.$L$31];[.$L$32])" office:value-type="time" office:time-value="PT00H00M39.333333333S" calcext:value-type="time">
            <text:p>00:00:39</text:p>
          </table:table-cell>
          <table:table-cell table:style-name="ce20"/>
          <table:table-cell table:style-name="ce14"/>
          <table:table-cell office:value-type="time" office:time-value="PT13H15M59S" calcext:value-type="time">
            <text:p>13:15:59</text:p>
          </table:table-cell>
          <table:table-cell office:value-type="time" office:time-value="PT13H23M36S" calcext:value-type="time">
            <text:p>13:23:36</text:p>
          </table:table-cell>
          <table:table-cell table:formula="of:=[.S33]-[.R33]" office:value-type="time" office:time-value="PT00H07M37S" calcext:value-type="time">
            <text:p>00:07:37</text:p>
          </table:table-cell>
          <table:table-cell table:style-name="ce17"/>
          <table:table-cell office:value-type="time" office:time-value="PT13H16M16S" calcext:value-type="time">
            <text:p>13:16:16</text:p>
          </table:table-cell>
          <table:table-cell table:formula="of:=[.V33]-[.R33]" office:value-type="time" office:time-value="PT00H00M17S" calcext:value-type="time">
            <text:p>00:00:17</text:p>
          </table:table-cell>
          <table:table-cell/>
          <table:table-cell office:value-type="time" office:time-value="PT13H17M10S" calcext:value-type="time">
            <text:p>13:17:10</text:p>
          </table:table-cell>
          <table:table-cell table:formula="of:=[.Y33]-[.R33]" office:value-type="time" office:time-value="PT00H01M11S" calcext:value-type="time">
            <text:p>00:01:11</text:p>
          </table:table-cell>
          <table:table-cell/>
          <table:table-cell table:style-name="ce17" office:value-type="string" calcext:value-type="string">
            <text:p>ELB</text:p>
          </table:table-cell>
          <table:table-cell table:style-name="ce17"/>
          <table:table-cell office:value-type="time" office:time-value="PT13H17M33S" calcext:value-type="time">
            <text:p>13:17:33</text:p>
          </table:table-cell>
          <table:table-cell table:formula="of:=[.AD33]-[.R33]" office:value-type="time" office:time-value="PT00H01M34S" calcext:value-type="time">
            <text:p>00:01:34</text:p>
          </table:table-cell>
          <table:table-cell/>
          <table:table-cell office:value-type="time" office:time-value="PT13H19M41S" calcext:value-type="time">
            <text:p>13:19:41</text:p>
          </table:table-cell>
          <table:table-cell table:formula="of:=[.AG33]-[.R33]" office:value-type="time" office:time-value="PT00H03M42S" calcext:value-type="time">
            <text:p>00:03:42</text:p>
          </table:table-cell>
          <table:table-cell table:number-columns-repeated="4"/>
        </table:table-row>
        <table:table-row table:style-name="ro1">
          <table:table-cell table:style-name="ce14"/>
          <table:table-cell table:style-name="ce17" table:number-columns-repeated="2"/>
          <table:table-cell table:style-name="ce20"/>
          <table:table-cell table:style-name="ce14"/>
          <table:table-cell table:style-name="ce17" table:number-columns-repeated="2"/>
          <table:table-cell table:style-name="ce20"/>
          <table:table-cell table:style-name="ce14"/>
          <table:table-cell table:style-name="ce17" table:number-columns-repeated="2"/>
          <table:table-cell table:style-name="ce20"/>
          <table:table-cell table:style-name="ce14" table:number-columns-repeated="2"/>
          <table:table-cell table:style-name="ce20" table:number-columns-repeated="2"/>
          <table:table-cell table:style-name="ce14"/>
          <table:table-cell office:value-type="time" office:time-value="PT13H40M16S" calcext:value-type="time">
            <text:p>13:40:16</text:p>
          </table:table-cell>
          <table:table-cell office:value-type="time" office:time-value="PT13H47M59S" calcext:value-type="time">
            <text:p>13:47:59</text:p>
          </table:table-cell>
          <table:table-cell table:formula="of:=[.S34]-[.R34]" office:value-type="time" office:time-value="PT00H07M43S" calcext:value-type="time">
            <text:p>00:07:43</text:p>
          </table:table-cell>
          <table:table-cell table:style-name="ce17"/>
          <table:table-cell office:value-type="time" office:time-value="PT13H40M32S" calcext:value-type="time">
            <text:p>13:40:32</text:p>
          </table:table-cell>
          <table:table-cell table:formula="of:=[.V34]-[.R34]" office:value-type="time" office:time-value="PT00H00M16S" calcext:value-type="time">
            <text:p>00:00:16</text:p>
          </table:table-cell>
          <table:table-cell/>
          <table:table-cell office:value-type="time" office:time-value="PT13H41M35S" calcext:value-type="time">
            <text:p>13:41:35</text:p>
          </table:table-cell>
          <table:table-cell table:formula="of:=[.Y34]-[.R34]" office:value-type="time" office:time-value="PT00H01M19S" calcext:value-type="time">
            <text:p>00:01:19</text:p>
          </table:table-cell>
          <table:table-cell/>
          <table:table-cell table:style-name="ce17" office:value-type="string" calcext:value-type="string">
            <text:p>ELB</text:p>
          </table:table-cell>
          <table:table-cell table:style-name="ce17"/>
          <table:table-cell office:value-type="time" office:time-value="PT13H41M58S" calcext:value-type="time">
            <text:p>13:41:58</text:p>
          </table:table-cell>
          <table:table-cell table:formula="of:=[.AD34]-[.R34]" office:value-type="time" office:time-value="PT00H01M42S" calcext:value-type="time">
            <text:p>00:01:42</text:p>
          </table:table-cell>
          <table:table-cell/>
          <table:table-cell office:value-type="time" office:time-value="PT13H44M06S" calcext:value-type="time">
            <text:p>13:44:06</text:p>
          </table:table-cell>
          <table:table-cell table:formula="of:=[.AG34]-[.R34]" office:value-type="time" office:time-value="PT00H03M50S" calcext:value-type="time">
            <text:p>00:03:50</text:p>
          </table:table-cell>
          <table:table-cell table:number-columns-repeated="4"/>
        </table:table-row>
        <table:table-row table:style-name="ro1">
          <table:table-cell table:number-columns-repeated="17"/>
          <table:table-cell office:value-type="time" office:time-value="PT14H05M11S" calcext:value-type="time">
            <text:p>14:05:11</text:p>
          </table:table-cell>
          <table:table-cell office:value-type="time" office:time-value="PT14H12M57S" calcext:value-type="time">
            <text:p>14:12:57</text:p>
          </table:table-cell>
          <table:table-cell table:formula="of:=[.S35]-[.R35]" office:value-type="time" office:time-value="PT00H07M46S" calcext:value-type="time">
            <text:p>00:07:46</text:p>
          </table:table-cell>
          <table:table-cell table:style-name="ce17"/>
          <table:table-cell office:value-type="time" office:time-value="PT14H05M24S" calcext:value-type="time">
            <text:p>14:05:24</text:p>
          </table:table-cell>
          <table:table-cell table:formula="of:=[.V35]-[.R35]" office:value-type="time" office:time-value="PT00H00M13S" calcext:value-type="time">
            <text:p>00:00:13</text:p>
          </table:table-cell>
          <table:table-cell/>
          <table:table-cell office:value-type="time" office:time-value="PT14H06M24S" calcext:value-type="time">
            <text:p>14:06:24</text:p>
          </table:table-cell>
          <table:table-cell table:formula="of:=[.Y35]-[.R35]" office:value-type="time" office:time-value="PT00H01M13S" calcext:value-type="time">
            <text:p>00:01:13</text:p>
          </table:table-cell>
          <table:table-cell/>
          <table:table-cell table:style-name="ce17" office:value-type="string" calcext:value-type="string">
            <text:p>ELB</text:p>
          </table:table-cell>
          <table:table-cell table:style-name="ce17"/>
          <table:table-cell office:value-type="time" office:time-value="PT14H06M48S" calcext:value-type="time">
            <text:p>14:06:48</text:p>
          </table:table-cell>
          <table:table-cell table:formula="of:=[.AD35]-[.R35]" office:value-type="time" office:time-value="PT00H01M37S" calcext:value-type="time">
            <text:p>00:01:37</text:p>
          </table:table-cell>
          <table:table-cell/>
          <table:table-cell office:value-type="time" office:time-value="PT14H09M01S" calcext:value-type="time">
            <text:p>14:09:01</text:p>
          </table:table-cell>
          <table:table-cell table:formula="of:=[.AG35]-[.R35]" office:value-type="time" office:time-value="PT00H03M50S" calcext:value-type="time">
            <text:p>00:03:50</text:p>
          </table:table-cell>
          <table:table-cell table:number-columns-repeated="4"/>
        </table:table-row>
        <table:table-row table:style-name="ro1">
          <table:table-cell table:number-columns-repeated="17"/>
          <table:table-cell table:style-name="ce14"/>
          <table:table-cell table:style-name="ce20"/>
          <table:table-cell table:style-name="ce14"/>
          <table:table-cell/>
          <table:table-cell table:style-name="ce14" table:number-columns-repeated="6"/>
          <table:table-cell table:number-columns-repeated="2"/>
          <table:table-cell table:style-name="ce14" table:number-columns-repeated="5"/>
          <table:table-cell table:number-columns-repeated="4"/>
        </table:table-row>
        <table:table-row table:style-name="ro1">
          <table:table-cell table:number-columns-repeated="17"/>
          <table:table-cell office:value-type="string" calcext:value-type="string">
            <text:p>Stop server (24-10-2020, m5a.xlarge, Ireland):</text:p>
          </table:table-cell>
          <table:table-cell table:style-name="ce14" table:number-columns-repeated="2"/>
          <table:table-cell/>
          <table:table-cell table:style-name="ce14" table:number-columns-repeated="6"/>
          <table:table-cell table:number-columns-repeated="2"/>
          <table:table-cell table:style-name="ce14" table:number-columns-repeated="5"/>
          <table:table-cell table:number-columns-repeated="4"/>
        </table:table-row>
        <table:table-row table:style-name="ro1">
          <table:table-cell table:number-columns-repeated="17"/>
          <table:table-cell table:style-name="ce14" table:number-columns-repeated="3"/>
          <table:table-cell/>
          <table:table-cell table:style-name="ce14" table:number-columns-repeated="6"/>
          <table:table-cell table:number-columns-repeated="2"/>
          <table:table-cell table:style-name="ce14" table:number-columns-repeated="5"/>
          <table:table-cell table:number-columns-repeated="4"/>
        </table:table-row>
        <table:table-row table:style-name="ro1">
          <table:table-cell table:number-columns-repeated="17"/>
          <table:table-cell office:value-type="string" calcext:value-type="string">
            <text:p>Stop server:</text:p>
          </table:table-cell>
          <table:table-cell table:style-name="ce14" table:number-columns-repeated="2"/>
          <table:table-cell/>
          <table:table-cell table:style-name="ce14" office:value-type="string" calcext:value-type="string">
            <text:p>Target Group unhealthy</text:p>
          </table:table-cell>
          <table:table-cell table:style-name="ce14" table:number-columns-repeated="2"/>
          <table:table-cell table:style-name="ce14" office:value-type="string" calcext:value-type="string">
            <text:p>Instance out of service ASG</text:p>
          </table:table-cell>
          <table:table-cell table:style-name="ce14" table:number-columns-repeated="2"/>
          <table:table-cell office:value-type="string" calcext:value-type="string">
            <text:p>Type</text:p>
          </table:table-cell>
          <table:table-cell/>
          <table:table-cell table:style-name="ce14" office:value-type="string" calcext:value-type="string">
            <text:p>New instance started</text:p>
          </table:table-cell>
          <table:table-cell table:style-name="ce14" table:number-columns-repeated="2"/>
          <table:table-cell table:style-name="ce14" office:value-type="string" calcext:value-type="string">
            <text:p>Start part1.ps1</text:p>
          </table:table-cell>
          <table:table-cell table:style-name="ce14"/>
          <table:table-cell table:number-columns-repeated="4"/>
        </table:table-row>
        <table:table-row table:style-name="ro1">
          <table:table-cell table:number-columns-repeated="17"/>
          <table:table-cell office:value-type="time" office:time-value="PT14H30M33S" calcext:value-type="time">
            <text:p>14:30:33</text:p>
          </table:table-cell>
          <table:table-cell office:value-type="time" office:time-value="PT14H39M07S" calcext:value-type="time">
            <text:p>14:39:07</text:p>
          </table:table-cell>
          <table:table-cell table:formula="of:=[.S40]-[.R40]" office:value-type="time" office:time-value="PT00H08M34S" calcext:value-type="time">
            <text:p>00:08:34</text:p>
          </table:table-cell>
          <table:table-cell table:style-name="ce17"/>
          <table:table-cell table:formula="of:=[.R40]" office:value-type="time" office:time-value="PT14H30M33S" calcext:value-type="time">
            <text:p>14:30:33</text:p>
          </table:table-cell>
          <table:table-cell table:formula="of:=[.V40]-[.R40]" office:value-type="time" office:time-value="PT00H00M00S" calcext:value-type="time">
            <text:p>00:00:00</text:p>
          </table:table-cell>
          <table:table-cell/>
          <table:table-cell office:value-type="time" office:time-value="PT14H32M03S" calcext:value-type="time">
            <text:p>14:32:03</text:p>
          </table:table-cell>
          <table:table-cell table:formula="of:=[.Y40]-[.R40]" office:value-type="time" office:time-value="PT00H01M30S" calcext:value-type="time">
            <text:p>00:01:30</text:p>
          </table:table-cell>
          <table:table-cell/>
          <table:table-cell table:style-name="ce17" office:value-type="string" calcext:value-type="string">
            <text:p>EC2</text:p>
          </table:table-cell>
          <table:table-cell table:style-name="ce17"/>
          <table:table-cell office:value-type="time" office:time-value="PT14H32M26S" calcext:value-type="time">
            <text:p>14:32:26</text:p>
          </table:table-cell>
          <table:table-cell table:formula="of:=[.AD40]-[.R40]" office:value-type="time" office:time-value="PT00H01M53S" calcext:value-type="time">
            <text:p>00:01:53</text:p>
          </table:table-cell>
          <table:table-cell/>
          <table:table-cell office:value-type="time" office:time-value="PT14H34M37S" calcext:value-type="time">
            <text:p>14:34:37</text:p>
          </table:table-cell>
          <table:table-cell table:formula="of:=[.AG40]-[.R40]" office:value-type="time" office:time-value="PT00H04M04S" calcext:value-type="time">
            <text:p>00:04:04</text:p>
          </table:table-cell>
          <table:table-cell/>
          <table:table-cell office:value-type="string" calcext:value-type="string">
            <text:p>Min</text:p>
          </table:table-cell>
          <table:table-cell table:style-name="ce20" table:formula="of:=MIN([.$T$40:.$T$45])" office:value-type="time" office:time-value="PT00H07M21S" calcext:value-type="time">
            <text:p>00:07:21</text:p>
          </table:table-cell>
          <table:table-cell/>
        </table:table-row>
        <table:table-row table:style-name="ro1">
          <table:table-cell table:number-columns-repeated="17"/>
          <table:table-cell office:value-type="time" office:time-value="PT14H57M14S" calcext:value-type="time">
            <text:p>14:57:14</text:p>
          </table:table-cell>
          <table:table-cell office:value-type="time" office:time-value="PT15H04M41S" calcext:value-type="time">
            <text:p>15:04:41</text:p>
          </table:table-cell>
          <table:table-cell table:formula="of:=[.S41]-[.R41]" office:value-type="time" office:time-value="PT00H07M27S" calcext:value-type="time">
            <text:p>00:07:27</text:p>
          </table:table-cell>
          <table:table-cell table:style-name="ce17"/>
          <table:table-cell table:formula="of:=[.R41]" office:value-type="time" office:time-value="PT14H57M14S" calcext:value-type="time">
            <text:p>14:57:14</text:p>
          </table:table-cell>
          <table:table-cell table:formula="of:=[.V41]-[.R41]" office:value-type="time" office:time-value="PT00H00M00S" calcext:value-type="time">
            <text:p>00:00:00</text:p>
          </table:table-cell>
          <table:table-cell/>
          <table:table-cell office:value-type="time" office:time-value="PT14H57M42S" calcext:value-type="time">
            <text:p>14:57:42</text:p>
          </table:table-cell>
          <table:table-cell table:formula="of:=[.Y41]-[.R41]" office:value-type="time" office:time-value="PT00H00M28S" calcext:value-type="time">
            <text:p>00:00:28</text:p>
          </table:table-cell>
          <table:table-cell/>
          <table:table-cell table:style-name="ce17" office:value-type="string" calcext:value-type="string">
            <text:p>EC2</text:p>
          </table:table-cell>
          <table:table-cell table:style-name="ce17"/>
          <table:table-cell office:value-type="time" office:time-value="PT14H58M04S" calcext:value-type="time">
            <text:p>14:58:04</text:p>
          </table:table-cell>
          <table:table-cell table:formula="of:=[.AD41]-[.R41]" office:value-type="time" office:time-value="PT00H00M50S" calcext:value-type="time">
            <text:p>00:00:50</text:p>
          </table:table-cell>
          <table:table-cell/>
          <table:table-cell office:value-type="time" office:time-value="PT15H00M28S" calcext:value-type="time">
            <text:p>15:00:28</text:p>
          </table:table-cell>
          <table:table-cell table:formula="of:=[.AG41]-[.R41]" office:value-type="time" office:time-value="PT00H03M14S" calcext:value-type="time">
            <text:p>00:03:14</text:p>
          </table:table-cell>
          <table:table-cell/>
          <table:table-cell office:value-type="string" calcext:value-type="string">
            <text:p>Max</text:p>
          </table:table-cell>
          <table:table-cell table:style-name="ce20" table:formula="of:=MAX([.$T$40:.$T$45])" office:value-type="time" office:time-value="PT00H08M34S" calcext:value-type="time">
            <text:p>00:08:34</text:p>
          </table:table-cell>
          <table:table-cell/>
        </table:table-row>
        <table:table-row table:style-name="ro1">
          <table:table-cell table:number-columns-repeated="17"/>
          <table:table-cell office:value-type="time" office:time-value="PT15H21M28S" calcext:value-type="time">
            <text:p>15:21:28</text:p>
          </table:table-cell>
          <table:table-cell office:value-type="time" office:time-value="PT15H29M34S" calcext:value-type="time">
            <text:p>15:29:34</text:p>
          </table:table-cell>
          <table:table-cell table:formula="of:=[.S42]-[.R42]" office:value-type="time" office:time-value="PT00H08M06S" calcext:value-type="time">
            <text:p>00:08:06</text:p>
          </table:table-cell>
          <table:table-cell table:style-name="ce17"/>
          <table:table-cell table:formula="of:=[.R42]" office:value-type="time" office:time-value="PT15H21M28S" calcext:value-type="time">
            <text:p>15:21:28</text:p>
          </table:table-cell>
          <table:table-cell table:formula="of:=[.V42]-[.R42]" office:value-type="time" office:time-value="PT00H00M00S" calcext:value-type="time">
            <text:p>00:00:00</text:p>
          </table:table-cell>
          <table:table-cell/>
          <table:table-cell office:value-type="time" office:time-value="PT15H22M51S" calcext:value-type="time">
            <text:p>15:22:51</text:p>
          </table:table-cell>
          <table:table-cell table:formula="of:=[.Y42]-[.R42]" office:value-type="time" office:time-value="PT00H01M23S" calcext:value-type="time">
            <text:p>00:01:23</text:p>
          </table:table-cell>
          <table:table-cell/>
          <table:table-cell table:style-name="ce17" office:value-type="string" calcext:value-type="string">
            <text:p>EC2</text:p>
          </table:table-cell>
          <table:table-cell table:style-name="ce17"/>
          <table:table-cell office:value-type="time" office:time-value="PT15H23M14S" calcext:value-type="time">
            <text:p>15:23:14</text:p>
          </table:table-cell>
          <table:table-cell table:formula="of:=[.AD42]-[.R42]" office:value-type="time" office:time-value="PT00H01M46S" calcext:value-type="time">
            <text:p>00:01:46</text:p>
          </table:table-cell>
          <table:table-cell/>
          <table:table-cell office:value-type="time" office:time-value="PT15H25M34S" calcext:value-type="time">
            <text:p>15:25:34</text:p>
          </table:table-cell>
          <table:table-cell table:formula="of:=[.AG42]-[.R42]" office:value-type="time" office:time-value="PT00H04M06S" calcext:value-type="time">
            <text:p>00:04:06</text:p>
          </table:table-cell>
          <table:table-cell/>
          <table:table-cell office:value-type="string" calcext:value-type="string">
            <text:p>Average</text:p>
          </table:table-cell>
          <table:table-cell table:style-name="ce20" table:formula="of:=AVERAGE([.$T$40:.$T$45])" office:value-type="time" office:time-value="PT00H07M56S" calcext:value-type="time">
            <text:p>00:07:56</text:p>
          </table:table-cell>
          <table:table-cell/>
        </table:table-row>
        <table:table-row table:style-name="ro1">
          <table:table-cell table:number-columns-repeated="17"/>
          <table:table-cell office:value-type="time" office:time-value="PT15H49M28S" calcext:value-type="time">
            <text:p>15:49:28</text:p>
          </table:table-cell>
          <table:table-cell office:value-type="time" office:time-value="PT15H56M49S" calcext:value-type="time">
            <text:p>15:56:49</text:p>
          </table:table-cell>
          <table:table-cell table:formula="of:=[.S43]-[.R43]" office:value-type="time" office:time-value="PT00H07M21S" calcext:value-type="time">
            <text:p>00:07:21</text:p>
          </table:table-cell>
          <table:table-cell table:style-name="ce17"/>
          <table:table-cell table:formula="of:=[.R43]" office:value-type="time" office:time-value="PT15H49M28S" calcext:value-type="time">
            <text:p>15:49:28</text:p>
          </table:table-cell>
          <table:table-cell table:formula="of:=[.V43]-[.R43]" office:value-type="time" office:time-value="PT00H00M00S" calcext:value-type="time">
            <text:p>00:00:00</text:p>
          </table:table-cell>
          <table:table-cell/>
          <table:table-cell office:value-type="time" office:time-value="PT15H50M22S" calcext:value-type="time">
            <text:p>15:50:22</text:p>
          </table:table-cell>
          <table:table-cell table:formula="of:=[.Y43]-[.R43]" office:value-type="time" office:time-value="PT00H00M54S" calcext:value-type="time">
            <text:p>00:00:54</text:p>
          </table:table-cell>
          <table:table-cell/>
          <table:table-cell table:style-name="ce17" office:value-type="string" calcext:value-type="string">
            <text:p>EC2</text:p>
          </table:table-cell>
          <table:table-cell table:style-name="ce17"/>
          <table:table-cell office:value-type="time" office:time-value="PT15H50M44S" calcext:value-type="time">
            <text:p>15:50:44</text:p>
          </table:table-cell>
          <table:table-cell table:formula="of:=[.AD43]-[.R43]" office:value-type="time" office:time-value="PT00H01M16S" calcext:value-type="time">
            <text:p>00:01:16</text:p>
          </table:table-cell>
          <table:table-cell/>
          <table:table-cell office:value-type="time" office:time-value="PT15H52M54S" calcext:value-type="time">
            <text:p>15:52:54</text:p>
          </table:table-cell>
          <table:table-cell table:formula="of:=[.AG43]-[.R43]" office:value-type="time" office:time-value="PT00H03M26S" calcext:value-type="time">
            <text:p>00:03:26</text:p>
          </table:table-cell>
          <table:table-cell table:number-columns-repeated="4"/>
        </table:table-row>
        <table:table-row table:style-name="ro1">
          <table:table-cell table:number-columns-repeated="17"/>
          <table:table-cell office:value-type="time" office:time-value="PT16H15M46S" calcext:value-type="time">
            <text:p>16:15:46</text:p>
          </table:table-cell>
          <table:table-cell office:value-type="time" office:time-value="PT16H24M12S" calcext:value-type="time">
            <text:p>16:24:12</text:p>
          </table:table-cell>
          <table:table-cell table:formula="of:=[.S44]-[.R44]" office:value-type="time" office:time-value="PT00H08M26S" calcext:value-type="time">
            <text:p>00:08:26</text:p>
          </table:table-cell>
          <table:table-cell table:style-name="ce17"/>
          <table:table-cell table:formula="of:=[.R44]" office:value-type="time" office:time-value="PT16H15M46S" calcext:value-type="time">
            <text:p>16:15:46</text:p>
          </table:table-cell>
          <table:table-cell table:formula="of:=[.V44]-[.R44]" office:value-type="time" office:time-value="PT00H00M00S" calcext:value-type="time">
            <text:p>00:00:00</text:p>
          </table:table-cell>
          <table:table-cell/>
          <table:table-cell office:value-type="time" office:time-value="PT16H17M14S" calcext:value-type="time">
            <text:p>16:17:14</text:p>
          </table:table-cell>
          <table:table-cell table:formula="of:=[.Y44]-[.R44]" office:value-type="time" office:time-value="PT00H01M28S" calcext:value-type="time">
            <text:p>00:01:28</text:p>
          </table:table-cell>
          <table:table-cell/>
          <table:table-cell table:style-name="ce17" office:value-type="string" calcext:value-type="string">
            <text:p>EC2</text:p>
          </table:table-cell>
          <table:table-cell table:style-name="ce17"/>
          <table:table-cell office:value-type="time" office:time-value="PT16H17M37S" calcext:value-type="time">
            <text:p>16:17:37</text:p>
          </table:table-cell>
          <table:table-cell table:formula="of:=[.AD44]-[.R44]" office:value-type="time" office:time-value="PT00H01M51S" calcext:value-type="time">
            <text:p>00:01:51</text:p>
          </table:table-cell>
          <table:table-cell/>
          <table:table-cell office:value-type="time" office:time-value="PT16H20M04S" calcext:value-type="time">
            <text:p>16:20:04</text:p>
          </table:table-cell>
          <table:table-cell table:formula="of:=[.AG44]-[.R44]" office:value-type="time" office:time-value="PT00H04M18S" calcext:value-type="time">
            <text:p>00:04:18</text:p>
          </table:table-cell>
          <table:table-cell table:number-columns-repeated="4"/>
        </table:table-row>
        <table:table-row table:style-name="ro1">
          <table:table-cell table:number-columns-repeated="17"/>
          <table:table-cell office:value-type="time" office:time-value="PT16H40M46S" calcext:value-type="time">
            <text:p>16:40:46</text:p>
          </table:table-cell>
          <table:table-cell office:value-type="time" office:time-value="PT16H48M28S" calcext:value-type="time">
            <text:p>16:48:28</text:p>
          </table:table-cell>
          <table:table-cell table:formula="of:=[.S45]-[.R45]" office:value-type="time" office:time-value="PT00H07M42S" calcext:value-type="time">
            <text:p>00:07:42</text:p>
          </table:table-cell>
          <table:table-cell table:style-name="ce17"/>
          <table:table-cell table:formula="of:=[.R45]" office:value-type="time" office:time-value="PT16H40M46S" calcext:value-type="time">
            <text:p>16:40:46</text:p>
          </table:table-cell>
          <table:table-cell table:formula="of:=[.V45]-[.R45]" office:value-type="time" office:time-value="PT00H00M00S" calcext:value-type="time">
            <text:p>00:00:00</text:p>
          </table:table-cell>
          <table:table-cell/>
          <table:table-cell office:value-type="time" office:time-value="PT16H41M55S" calcext:value-type="time">
            <text:p>16:41:55</text:p>
          </table:table-cell>
          <table:table-cell table:formula="of:=[.Y45]-[.R45]" office:value-type="time" office:time-value="PT00H01M09S" calcext:value-type="time">
            <text:p>00:01:09</text:p>
          </table:table-cell>
          <table:table-cell/>
          <table:table-cell table:style-name="ce17" office:value-type="string" calcext:value-type="string">
            <text:p>EC2</text:p>
          </table:table-cell>
          <table:table-cell table:style-name="ce17"/>
          <table:table-cell office:value-type="time" office:time-value="PT16H42M18S" calcext:value-type="time">
            <text:p>16:42:18</text:p>
          </table:table-cell>
          <table:table-cell table:formula="of:=[.AD45]-[.R45]" office:value-type="time" office:time-value="PT00H01M32S" calcext:value-type="time">
            <text:p>00:01:32</text:p>
          </table:table-cell>
          <table:table-cell/>
          <table:table-cell office:value-type="time" office:time-value="PT16H44M24S" calcext:value-type="time">
            <text:p>16:44:24</text:p>
          </table:table-cell>
          <table:table-cell table:formula="of:=[.AG45]-[.R45]" office:value-type="time" office:time-value="PT00H03M38S" calcext:value-type="time">
            <text:p>00:03:38</text:p>
          </table:table-cell>
          <table:table-cell table:number-columns-repeated="4"/>
        </table:table-row>
        <table:table-row table:style-name="ro1">
          <table:table-cell table:number-columns-repeated="17"/>
          <table:table-cell table:style-name="ce14" table:number-columns-repeated="3"/>
          <table:table-cell/>
          <table:table-cell table:style-name="ce14" table:number-columns-repeated="6"/>
          <table:table-cell table:number-columns-repeated="2"/>
          <table:table-cell table:style-name="ce14" table:number-columns-repeated="5"/>
          <table:table-cell table:number-columns-repeated="4"/>
        </table:table-row>
        <table:table-row table:style-name="ro1">
          <table:table-cell table:number-columns-repeated="17"/>
          <table:table-cell table:style-name="ce16" office:value-type="string" calcext:value-type="string">
            <text:p>ASG with Custom Image</text:p>
          </table:table-cell>
          <table:table-cell table:style-name="ce14" table:number-columns-repeated="2"/>
          <table:table-cell/>
          <table:table-cell table:style-name="ce14" table:number-columns-repeated="6"/>
          <table:table-cell table:number-columns-repeated="2"/>
          <table:table-cell table:style-name="ce14" table:number-columns-repeated="5"/>
          <table:table-cell table:number-columns-repeated="4"/>
        </table:table-row>
        <table:table-row table:style-name="ro1">
          <table:table-cell table:number-columns-repeated="17"/>
          <table:table-cell table:style-name="ce14" table:number-columns-repeated="3"/>
          <table:table-cell/>
          <table:table-cell table:style-name="ce14" table:number-columns-repeated="6"/>
          <table:table-cell table:number-columns-repeated="2"/>
          <table:table-cell table:style-name="ce14" table:number-columns-repeated="5"/>
          <table:table-cell table:number-columns-repeated="4"/>
        </table:table-row>
        <table:table-row table:style-name="ro1">
          <table:table-cell table:number-columns-repeated="17"/>
          <table:table-cell office:value-type="string" calcext:value-type="string">
            <text:p>Stop website (28-10-2020, m5a.large, Ireland):</text:p>
          </table:table-cell>
          <table:table-cell table:style-name="ce14" table:number-columns-repeated="2"/>
          <table:table-cell/>
          <table:table-cell table:style-name="ce14" table:number-columns-repeated="6"/>
          <table:table-cell table:number-columns-repeated="2"/>
          <table:table-cell table:style-name="ce14" table:number-columns-repeated="5"/>
          <table:table-cell table:number-columns-repeated="4"/>
        </table:table-row>
        <table:table-row table:style-name="ro1">
          <table:table-cell table:number-columns-repeated="18"/>
          <table:table-cell table:style-name="ce14" table:number-columns-repeated="2"/>
          <table:table-cell/>
          <table:table-cell table:style-name="ce14" table:number-columns-repeated="6"/>
          <table:table-cell table:number-columns-repeated="2"/>
          <table:table-cell table:style-name="ce14" table:number-columns-repeated="5"/>
          <table:table-cell table:number-columns-repeated="4"/>
        </table:table-row>
        <table:table-row table:style-name="ro1">
          <table:table-cell table:number-columns-repeated="17"/>
          <table:table-cell office:value-type="string" calcext:value-type="string">
            <text:p>Stop website:</text:p>
          </table:table-cell>
          <table:table-cell table:style-name="ce14" table:number-columns-repeated="2"/>
          <table:table-cell/>
          <table:table-cell table:style-name="ce14" office:value-type="string" calcext:value-type="string">
            <text:p>Target Group unhealthy</text:p>
          </table:table-cell>
          <table:table-cell table:style-name="ce14" table:number-columns-repeated="2"/>
          <table:table-cell table:style-name="ce14" office:value-type="string" calcext:value-type="string">
            <text:p>Instance out of service ASG</text:p>
          </table:table-cell>
          <table:table-cell table:style-name="ce14" table:number-columns-repeated="2"/>
          <table:table-cell office:value-type="string" calcext:value-type="string">
            <text:p>Type</text:p>
          </table:table-cell>
          <table:table-cell/>
          <table:table-cell table:style-name="ce14" office:value-type="string" calcext:value-type="string">
            <text:p>New instance started</text:p>
          </table:table-cell>
          <table:table-cell table:style-name="ce14" table:number-columns-repeated="2"/>
          <table:table-cell table:style-name="ce14" office:value-type="string" calcext:value-type="string">
            <text:p>Start CreateWebpage.ps1</text:p>
          </table:table-cell>
          <table:table-cell table:style-name="ce14"/>
          <table:table-cell table:number-columns-repeated="4"/>
        </table:table-row>
        <table:table-row table:style-name="ro1">
          <table:table-cell table:number-columns-repeated="17"/>
          <table:table-cell office:value-type="time" office:time-value="PT10H52M35S" calcext:value-type="time">
            <text:p>10:52:35</text:p>
          </table:table-cell>
          <table:table-cell office:value-type="time" office:time-value="PT10H58M43S" calcext:value-type="time">
            <text:p>10:58:43</text:p>
          </table:table-cell>
          <table:table-cell table:formula="of:=[.S52]-[.R52]" office:value-type="time" office:time-value="PT00H06M08S" calcext:value-type="time">
            <text:p>00:06:08</text:p>
          </table:table-cell>
          <table:table-cell table:style-name="ce17"/>
          <table:table-cell office:value-type="time" office:time-value="PT10H52M50S" calcext:value-type="time">
            <text:p>10:52:50</text:p>
          </table:table-cell>
          <table:table-cell table:formula="of:=[.V52]-[.R52]" office:value-type="time" office:time-value="PT00H00M15S" calcext:value-type="time">
            <text:p>00:00:15</text:p>
          </table:table-cell>
          <table:table-cell/>
          <table:table-cell office:value-type="time" office:time-value="PT10H54M59S" calcext:value-type="time">
            <text:p>10:54:59</text:p>
          </table:table-cell>
          <table:table-cell table:formula="of:=[.Y52]-[.R52]" office:value-type="time" office:time-value="PT00H02M24S" calcext:value-type="time">
            <text:p>00:02:24</text:p>
          </table:table-cell>
          <table:table-cell/>
          <table:table-cell table:style-name="ce17" office:value-type="string" calcext:value-type="string">
            <text:p>ELB</text:p>
          </table:table-cell>
          <table:table-cell table:style-name="ce17"/>
          <table:table-cell office:value-type="time" office:time-value="PT10H55M21S" calcext:value-type="time">
            <text:p>10:55:21</text:p>
          </table:table-cell>
          <table:table-cell table:formula="of:=[.AD52]-[.R52]" office:value-type="time" office:time-value="PT00H02M46S" calcext:value-type="time">
            <text:p>00:02:46</text:p>
          </table:table-cell>
          <table:table-cell/>
          <table:table-cell office:value-type="time" office:time-value="PT10H58M13S" calcext:value-type="time">
            <text:p>10:58:13</text:p>
          </table:table-cell>
          <table:table-cell table:formula="of:=[.AG52]-[.R52]" office:value-type="time" office:time-value="PT00H05M38S" calcext:value-type="time">
            <text:p>00:05:38</text:p>
          </table:table-cell>
          <table:table-cell table:style-name="ce20"/>
          <table:table-cell office:value-type="string" calcext:value-type="string">
            <text:p>Min</text:p>
          </table:table-cell>
          <table:table-cell table:style-name="ce20" table:formula="of:=MIN([.$T$52:.$T$57])" office:value-type="time" office:time-value="PT00H03M28S" calcext:value-type="time">
            <text:p>00:03:28</text:p>
          </table:table-cell>
          <table:table-cell/>
        </table:table-row>
        <table:table-row table:style-name="ro1">
          <table:table-cell table:number-columns-repeated="17"/>
          <table:table-cell office:value-type="time" office:time-value="PT11H26M19S" calcext:value-type="time">
            <text:p>11:26:19</text:p>
          </table:table-cell>
          <table:table-cell office:value-type="time" office:time-value="PT11H30M27S" calcext:value-type="time">
            <text:p>11:30:27</text:p>
          </table:table-cell>
          <table:table-cell table:formula="of:=[.S53]-[.R53]" office:value-type="time" office:time-value="PT00H04M08S" calcext:value-type="time">
            <text:p>00:04:08</text:p>
          </table:table-cell>
          <table:table-cell table:style-name="ce17"/>
          <table:table-cell office:value-type="time" office:time-value="PT11H26M33S" calcext:value-type="time">
            <text:p>11:26:33</text:p>
          </table:table-cell>
          <table:table-cell table:formula="of:=[.V53]-[.R53]" office:value-type="time" office:time-value="PT00H00M14S" calcext:value-type="time">
            <text:p>00:00:14</text:p>
          </table:table-cell>
          <table:table-cell/>
          <table:table-cell office:value-type="time" office:time-value="PT11H27M47S" calcext:value-type="time">
            <text:p>11:27:47</text:p>
          </table:table-cell>
          <table:table-cell table:formula="of:=[.Y53]-[.R53]" office:value-type="time" office:time-value="PT00H01M28S" calcext:value-type="time">
            <text:p>00:01:28</text:p>
          </table:table-cell>
          <table:table-cell/>
          <table:table-cell table:style-name="ce17" office:value-type="string" calcext:value-type="string">
            <text:p>ELB</text:p>
          </table:table-cell>
          <table:table-cell table:style-name="ce17"/>
          <table:table-cell office:value-type="time" office:time-value="PT11H28M09S" calcext:value-type="time">
            <text:p>11:28:09</text:p>
          </table:table-cell>
          <table:table-cell table:formula="of:=[.AD53]-[.R53]" office:value-type="time" office:time-value="PT00H01M50S" calcext:value-type="time">
            <text:p>00:01:50</text:p>
          </table:table-cell>
          <table:table-cell/>
          <table:table-cell office:value-type="time" office:time-value="PT11H30M07S" calcext:value-type="time">
            <text:p>11:30:07</text:p>
          </table:table-cell>
          <table:table-cell table:formula="of:=[.AG53]-[.R53]" office:value-type="time" office:time-value="PT00H03M48S" calcext:value-type="time">
            <text:p>00:03:48</text:p>
          </table:table-cell>
          <table:table-cell table:style-name="ce20"/>
          <table:table-cell office:value-type="string" calcext:value-type="string">
            <text:p>Max</text:p>
          </table:table-cell>
          <table:table-cell table:style-name="ce20" table:formula="of:=MAX([.$T$52:.$T$57])" office:value-type="time" office:time-value="PT00H06M08S" calcext:value-type="time">
            <text:p>00:06:08</text:p>
          </table:table-cell>
          <table:table-cell/>
        </table:table-row>
        <table:table-row table:style-name="ro1">
          <table:table-cell table:number-columns-repeated="17"/>
          <table:table-cell office:value-type="time" office:time-value="PT11H56M02S" calcext:value-type="time">
            <text:p>11:56:02</text:p>
          </table:table-cell>
          <table:table-cell office:value-type="time" office:time-value="PT12H00M30S" calcext:value-type="time">
            <text:p>12:00:30</text:p>
          </table:table-cell>
          <table:table-cell table:formula="of:=[.S54]-[.R54]" office:value-type="time" office:time-value="PT00H04M28S" calcext:value-type="time">
            <text:p>00:04:28</text:p>
          </table:table-cell>
          <table:table-cell table:style-name="ce17"/>
          <table:table-cell office:value-type="time" office:time-value="PT11H56M17S" calcext:value-type="time">
            <text:p>11:56:17</text:p>
          </table:table-cell>
          <table:table-cell table:formula="of:=[.V54]-[.R54]" office:value-type="time" office:time-value="PT00H00M15S" calcext:value-type="time">
            <text:p>00:00:15</text:p>
          </table:table-cell>
          <table:table-cell/>
          <table:table-cell office:value-type="time" office:time-value="PT11H57M35S" calcext:value-type="time">
            <text:p>11:57:35</text:p>
          </table:table-cell>
          <table:table-cell table:formula="of:=[.Y54]-[.R54]" office:value-type="time" office:time-value="PT00H01M33S" calcext:value-type="time">
            <text:p>00:01:33</text:p>
          </table:table-cell>
          <table:table-cell/>
          <table:table-cell table:style-name="ce17" office:value-type="string" calcext:value-type="string">
            <text:p>ELB</text:p>
          </table:table-cell>
          <table:table-cell table:style-name="ce17"/>
          <table:table-cell office:value-type="time" office:time-value="PT11H57M59S" calcext:value-type="time">
            <text:p>11:57:59</text:p>
          </table:table-cell>
          <table:table-cell table:formula="of:=[.AD54]-[.R54]" office:value-type="time" office:time-value="PT00H01M57S" calcext:value-type="time">
            <text:p>00:01:57</text:p>
          </table:table-cell>
          <table:table-cell/>
          <table:table-cell office:value-type="time" office:time-value="PT12H00M10S" calcext:value-type="time">
            <text:p>12:00:10</text:p>
          </table:table-cell>
          <table:table-cell table:formula="of:=[.AG54]-[.R54]" office:value-type="time" office:time-value="PT00H04M08S" calcext:value-type="time">
            <text:p>00:04:08</text:p>
          </table:table-cell>
          <table:table-cell table:style-name="ce20"/>
          <table:table-cell office:value-type="string" calcext:value-type="string">
            <text:p>Average</text:p>
          </table:table-cell>
          <table:table-cell table:style-name="ce20" table:formula="of:=AVERAGE([.$T$52:.$T$57])" office:value-type="time" office:time-value="PT00H04M16.166666667S" calcext:value-type="time">
            <text:p>00:04:16</text:p>
          </table:table-cell>
          <table:table-cell/>
        </table:table-row>
        <table:table-row table:style-name="ro1">
          <table:table-cell table:number-columns-repeated="17"/>
          <table:table-cell office:value-type="time" office:time-value="PT12H25M50S" calcext:value-type="time">
            <text:p>12:25:50</text:p>
          </table:table-cell>
          <table:table-cell office:value-type="time" office:time-value="PT12H29M18S" calcext:value-type="time">
            <text:p>12:29:18</text:p>
          </table:table-cell>
          <table:table-cell table:formula="of:=[.S55]-[.R55]" office:value-type="time" office:time-value="PT00H03M28S" calcext:value-type="time">
            <text:p>00:03:28</text:p>
          </table:table-cell>
          <table:table-cell table:style-name="ce17"/>
          <table:table-cell office:value-type="time" office:time-value="PT12H26M03S" calcext:value-type="time">
            <text:p>12:26:03</text:p>
          </table:table-cell>
          <table:table-cell table:formula="of:=[.V55]-[.R55]" office:value-type="time" office:time-value="PT00H00M13S" calcext:value-type="time">
            <text:p>00:00:13</text:p>
          </table:table-cell>
          <table:table-cell/>
          <table:table-cell office:value-type="time" office:time-value="PT12H26M28S" calcext:value-type="time">
            <text:p>12:26:28</text:p>
          </table:table-cell>
          <table:table-cell table:formula="of:=[.Y55]-[.R55]" office:value-type="time" office:time-value="PT00H00M38S" calcext:value-type="time">
            <text:p>00:00:38</text:p>
          </table:table-cell>
          <table:table-cell/>
          <table:table-cell table:style-name="ce17" office:value-type="string" calcext:value-type="string">
            <text:p>ELB</text:p>
          </table:table-cell>
          <table:table-cell table:style-name="ce17"/>
          <table:table-cell office:value-type="time" office:time-value="PT12H26M51S" calcext:value-type="time">
            <text:p>12:26:51</text:p>
          </table:table-cell>
          <table:table-cell table:formula="of:=[.AD55]-[.R55]" office:value-type="time" office:time-value="PT00H01M01S" calcext:value-type="time">
            <text:p>00:01:01</text:p>
          </table:table-cell>
          <table:table-cell/>
          <table:table-cell office:value-type="time" office:time-value="PT12H28M55S" calcext:value-type="time">
            <text:p>12:28:55</text:p>
          </table:table-cell>
          <table:table-cell table:formula="of:=[.AG55]-[.R55]" office:value-type="time" office:time-value="PT00H03M05S" calcext:value-type="time">
            <text:p>00:03:05</text:p>
          </table:table-cell>
          <table:table-cell table:style-name="ce20"/>
          <table:table-cell table:number-columns-repeated="3"/>
        </table:table-row>
        <table:table-row table:style-name="ro1">
          <table:table-cell table:number-columns-repeated="17"/>
          <table:table-cell office:value-type="time" office:time-value="PT12H59M59S" calcext:value-type="time">
            <text:p>12:59:59</text:p>
          </table:table-cell>
          <table:table-cell office:value-type="time" office:time-value="PT13H03M52S" calcext:value-type="time">
            <text:p>13:03:52</text:p>
          </table:table-cell>
          <table:table-cell table:formula="of:=[.S56]-[.R56]" office:value-type="time" office:time-value="PT00H03M53S" calcext:value-type="time">
            <text:p>00:03:53</text:p>
          </table:table-cell>
          <table:table-cell table:style-name="ce17"/>
          <table:table-cell office:value-type="time" office:time-value="PT13H00M14S" calcext:value-type="time">
            <text:p>13:00:14</text:p>
          </table:table-cell>
          <table:table-cell table:formula="of:=[.V56]-[.R56]" office:value-type="time" office:time-value="PT00H00M15S" calcext:value-type="time">
            <text:p>00:00:15</text:p>
          </table:table-cell>
          <table:table-cell/>
          <table:table-cell office:value-type="time" office:time-value="PT13H01M01S" calcext:value-type="time">
            <text:p>13:01:01</text:p>
          </table:table-cell>
          <table:table-cell table:formula="of:=[.Y56]-[.R56]" office:value-type="time" office:time-value="PT00H01M02S" calcext:value-type="time">
            <text:p>00:01:02</text:p>
          </table:table-cell>
          <table:table-cell/>
          <table:table-cell table:style-name="ce17" office:value-type="string" calcext:value-type="string">
            <text:p>ELB</text:p>
          </table:table-cell>
          <table:table-cell table:style-name="ce17"/>
          <table:table-cell office:value-type="time" office:time-value="PT13H01M23S" calcext:value-type="time">
            <text:p>13:01:23</text:p>
          </table:table-cell>
          <table:table-cell table:formula="of:=[.AD56]-[.R56]" office:value-type="time" office:time-value="PT00H01M24S" calcext:value-type="time">
            <text:p>00:01:24</text:p>
          </table:table-cell>
          <table:table-cell/>
          <table:table-cell office:value-type="time" office:time-value="PT13H03M31S" calcext:value-type="time">
            <text:p>13:03:31</text:p>
          </table:table-cell>
          <table:table-cell table:formula="of:=[.AG56]-[.R56]" office:value-type="time" office:time-value="PT00H03M32S" calcext:value-type="time">
            <text:p>00:03:32</text:p>
          </table:table-cell>
          <table:table-cell table:style-name="ce20"/>
          <table:table-cell table:number-columns-repeated="3"/>
        </table:table-row>
        <table:table-row table:style-name="ro1">
          <table:table-cell table:number-columns-repeated="17"/>
          <table:table-cell office:value-type="time" office:time-value="PT13H32M24S" calcext:value-type="time">
            <text:p>13:32:24</text:p>
          </table:table-cell>
          <table:table-cell office:value-type="time" office:time-value="PT13H35M56S" calcext:value-type="time">
            <text:p>13:35:56</text:p>
          </table:table-cell>
          <table:table-cell table:formula="of:=[.S57]-[.R57]" office:value-type="time" office:time-value="PT00H03M32S" calcext:value-type="time">
            <text:p>00:03:32</text:p>
          </table:table-cell>
          <table:table-cell table:style-name="ce17"/>
          <table:table-cell office:value-type="time" office:time-value="PT13H32M35S" calcext:value-type="time">
            <text:p>13:32:35</text:p>
          </table:table-cell>
          <table:table-cell table:formula="of:=[.V57]-[.R57]" office:value-type="time" office:time-value="PT00H00M11S" calcext:value-type="time">
            <text:p>00:00:11</text:p>
          </table:table-cell>
          <table:table-cell/>
          <table:table-cell office:value-type="time" office:time-value="PT13H33M08S" calcext:value-type="time">
            <text:p>13:33:08</text:p>
          </table:table-cell>
          <table:table-cell table:formula="of:=[.Y57]-[.R57]" office:value-type="time" office:time-value="PT00H00M44S" calcext:value-type="time">
            <text:p>00:00:44</text:p>
          </table:table-cell>
          <table:table-cell/>
          <table:table-cell table:style-name="ce17" office:value-type="string" calcext:value-type="string">
            <text:p>ELB</text:p>
          </table:table-cell>
          <table:table-cell table:style-name="ce17"/>
          <table:table-cell office:value-type="time" office:time-value="PT13H33M31S" calcext:value-type="time">
            <text:p>13:33:31</text:p>
          </table:table-cell>
          <table:table-cell table:formula="of:=[.AD57]-[.R57]" office:value-type="time" office:time-value="PT00H01M07S" calcext:value-type="time">
            <text:p>00:01:07</text:p>
          </table:table-cell>
          <table:table-cell/>
          <table:table-cell office:value-type="time" office:time-value="PT13H35M34S" calcext:value-type="time">
            <text:p>13:35:34</text:p>
          </table:table-cell>
          <table:table-cell table:formula="of:=[.AG57]-[.R57]" office:value-type="time" office:time-value="PT00H03M10S" calcext:value-type="time">
            <text:p>00:03:10</text:p>
          </table:table-cell>
          <table:table-cell table:style-name="ce20"/>
          <table:table-cell table:number-columns-repeated="3"/>
        </table:table-row>
        <table:table-row table:style-name="ro1">
          <table:table-cell table:number-columns-repeated="17"/>
          <table:table-cell table:style-name="ce14"/>
          <table:table-cell table:style-name="ce20"/>
          <table:table-cell table:style-name="ce14"/>
          <table:table-cell/>
          <table:table-cell table:style-name="ce14" table:number-columns-repeated="6"/>
          <table:table-cell table:number-columns-repeated="2"/>
          <table:table-cell table:style-name="ce14" table:number-columns-repeated="5"/>
          <table:table-cell table:number-columns-repeated="4"/>
        </table:table-row>
        <table:table-row table:style-name="ro1">
          <table:table-cell table:number-columns-repeated="17"/>
          <table:table-cell office:value-type="string" calcext:value-type="string">
            <text:p>Stop server (28-10-2020, m5a.xlarge, Ireland):</text:p>
          </table:table-cell>
          <table:table-cell table:style-name="ce14" table:number-columns-repeated="2"/>
          <table:table-cell/>
          <table:table-cell table:style-name="ce14" table:number-columns-repeated="6"/>
          <table:table-cell table:number-columns-repeated="2"/>
          <table:table-cell table:style-name="ce14" table:number-columns-repeated="5"/>
          <table:table-cell table:number-columns-repeated="4"/>
        </table:table-row>
        <table:table-row table:style-name="ro1">
          <table:table-cell table:number-columns-repeated="17"/>
          <table:table-cell table:style-name="ce14" table:number-columns-repeated="3"/>
          <table:table-cell/>
          <table:table-cell table:style-name="ce14" table:number-columns-repeated="6"/>
          <table:table-cell table:number-columns-repeated="2"/>
          <table:table-cell table:style-name="ce14" table:number-columns-repeated="5"/>
          <table:table-cell table:number-columns-repeated="4"/>
        </table:table-row>
        <table:table-row table:style-name="ro1">
          <table:table-cell table:number-columns-repeated="17"/>
          <table:table-cell office:value-type="string" calcext:value-type="string">
            <text:p>Stop server:</text:p>
          </table:table-cell>
          <table:table-cell table:style-name="ce14" table:number-columns-repeated="2"/>
          <table:table-cell/>
          <table:table-cell table:style-name="ce14" office:value-type="string" calcext:value-type="string">
            <text:p>Health check fails ELB</text:p>
          </table:table-cell>
          <table:table-cell table:style-name="ce14" table:number-columns-repeated="2"/>
          <table:table-cell table:style-name="ce14" office:value-type="string" calcext:value-type="string">
            <text:p>Instance out of service ASG</text:p>
          </table:table-cell>
          <table:table-cell table:style-name="ce14" table:number-columns-repeated="2"/>
          <table:table-cell office:value-type="string" calcext:value-type="string">
            <text:p>Type</text:p>
          </table:table-cell>
          <table:table-cell/>
          <table:table-cell table:style-name="ce14" office:value-type="string" calcext:value-type="string">
            <text:p>New instance started</text:p>
          </table:table-cell>
          <table:table-cell table:style-name="ce14" table:number-columns-repeated="2"/>
          <table:table-cell table:style-name="ce14" office:value-type="string" calcext:value-type="string">
            <text:p>Start CreateWebpage.ps1</text:p>
          </table:table-cell>
          <table:table-cell table:style-name="ce14"/>
          <table:table-cell table:number-columns-repeated="4"/>
        </table:table-row>
        <table:table-row table:style-name="ro1">
          <table:table-cell table:number-columns-repeated="17"/>
          <table:table-cell office:value-type="time" office:time-value="PT14H10M15S" calcext:value-type="time">
            <text:p>14:10:15</text:p>
          </table:table-cell>
          <table:table-cell office:value-type="time" office:time-value="PT14H13M45S" calcext:value-type="time">
            <text:p>14:13:45</text:p>
          </table:table-cell>
          <table:table-cell table:formula="of:=[.S62]-[.R62]" office:value-type="time" office:time-value="PT00H03M30S" calcext:value-type="time">
            <text:p>00:03:30</text:p>
          </table:table-cell>
          <table:table-cell table:style-name="ce17"/>
          <table:table-cell table:formula="of:=[.R62]" office:value-type="time" office:time-value="PT14H10M15S" calcext:value-type="time">
            <text:p>14:10:15</text:p>
          </table:table-cell>
          <table:table-cell table:formula="of:=[.V62]-[.R62]" office:value-type="time" office:time-value="PT00H00M00S" calcext:value-type="time">
            <text:p>00:00:00</text:p>
          </table:table-cell>
          <table:table-cell/>
          <table:table-cell office:value-type="time" office:time-value="PT14H10M48S" calcext:value-type="time">
            <text:p>14:10:48</text:p>
          </table:table-cell>
          <table:table-cell table:formula="of:=[.Y62]-[.R62]" office:value-type="time" office:time-value="PT00H00M33S" calcext:value-type="time">
            <text:p>00:00:33</text:p>
          </table:table-cell>
          <table:table-cell/>
          <table:table-cell table:style-name="ce17" office:value-type="string" calcext:value-type="string">
            <text:p>EC2</text:p>
          </table:table-cell>
          <table:table-cell table:style-name="ce17"/>
          <table:table-cell office:value-type="time" office:time-value="PT14H11M12S" calcext:value-type="time">
            <text:p>14:11:12</text:p>
          </table:table-cell>
          <table:table-cell table:formula="of:=[.AD62]-[.R62]" office:value-type="time" office:time-value="PT00H00M57S" calcext:value-type="time">
            <text:p>00:00:57</text:p>
          </table:table-cell>
          <table:table-cell/>
          <table:table-cell office:value-type="time" office:time-value="PT14H13M24S" calcext:value-type="time">
            <text:p>14:13:24</text:p>
          </table:table-cell>
          <table:table-cell table:formula="of:=[.AG62]-[.R62]" office:value-type="time" office:time-value="PT00H03M09S" calcext:value-type="time">
            <text:p>00:03:09</text:p>
          </table:table-cell>
          <table:table-cell/>
          <table:table-cell office:value-type="string" calcext:value-type="string">
            <text:p>Min</text:p>
          </table:table-cell>
          <table:table-cell table:style-name="ce20" table:formula="of:=MIN([.$T$62:.$T$67])" office:value-type="time" office:time-value="PT00H03M30S" calcext:value-type="time">
            <text:p>00:03:30</text:p>
          </table:table-cell>
          <table:table-cell/>
        </table:table-row>
        <table:table-row table:style-name="ro1">
          <table:table-cell table:number-columns-repeated="17"/>
          <table:table-cell office:value-type="time" office:time-value="PT14H55M22S" calcext:value-type="time">
            <text:p>14:55:22</text:p>
          </table:table-cell>
          <table:table-cell office:value-type="time" office:time-value="PT14H59M56S" calcext:value-type="time">
            <text:p>14:59:56</text:p>
          </table:table-cell>
          <table:table-cell table:formula="of:=[.S63]-[.R63]" office:value-type="time" office:time-value="PT00H04M34S" calcext:value-type="time">
            <text:p>00:04:34</text:p>
          </table:table-cell>
          <table:table-cell table:style-name="ce17"/>
          <table:table-cell office:value-type="time" office:time-value="PT14H55M39S" calcext:value-type="time">
            <text:p>14:55:39</text:p>
          </table:table-cell>
          <table:table-cell table:formula="of:=[.V63]-[.R63]" office:value-type="time" office:time-value="PT00H00M17S" calcext:value-type="time">
            <text:p>00:00:17</text:p>
          </table:table-cell>
          <table:table-cell/>
          <table:table-cell office:value-type="time" office:time-value="PT14H56M18S" calcext:value-type="time">
            <text:p>14:56:18</text:p>
          </table:table-cell>
          <table:table-cell table:formula="of:=[.Y63]-[.R63]" office:value-type="time" office:time-value="PT00H00M56S" calcext:value-type="time">
            <text:p>00:00:56</text:p>
          </table:table-cell>
          <table:table-cell/>
          <table:table-cell table:style-name="ce17" office:value-type="string" calcext:value-type="string">
            <text:p>EC2</text:p>
          </table:table-cell>
          <table:table-cell table:style-name="ce17"/>
          <table:table-cell office:value-type="time" office:time-value="PT14H56M40S" calcext:value-type="time">
            <text:p>14:56:40</text:p>
          </table:table-cell>
          <table:table-cell table:formula="of:=[.AD63]-[.R63]" office:value-type="time" office:time-value="PT00H01M18S" calcext:value-type="time">
            <text:p>00:01:18</text:p>
          </table:table-cell>
          <table:table-cell/>
          <table:table-cell office:value-type="time" office:time-value="PT14H59M30S" calcext:value-type="time">
            <text:p>14:59:30</text:p>
          </table:table-cell>
          <table:table-cell table:formula="of:=[.AG63]-[.R63]" office:value-type="time" office:time-value="PT00H04M08S" calcext:value-type="time">
            <text:p>00:04:08</text:p>
          </table:table-cell>
          <table:table-cell/>
          <table:table-cell office:value-type="string" calcext:value-type="string">
            <text:p>Max</text:p>
          </table:table-cell>
          <table:table-cell table:style-name="ce20" table:formula="of:=MAX([.$T$62:.$T$67])" office:value-type="time" office:time-value="PT00H04M34S" calcext:value-type="time">
            <text:p>00:04:34</text:p>
          </table:table-cell>
          <table:table-cell/>
        </table:table-row>
        <table:table-row table:style-name="ro1">
          <table:table-cell table:number-columns-repeated="17"/>
          <table:table-cell office:value-type="time" office:time-value="PT15H27M28S" calcext:value-type="time">
            <text:p>15:27:28</text:p>
          </table:table-cell>
          <table:table-cell office:value-type="time" office:time-value="PT15H31M18S" calcext:value-type="time">
            <text:p>15:31:18</text:p>
          </table:table-cell>
          <table:table-cell table:formula="of:=[.S64]-[.R64]" office:value-type="time" office:time-value="PT00H03M50S" calcext:value-type="time">
            <text:p>00:03:50</text:p>
          </table:table-cell>
          <table:table-cell table:style-name="ce17"/>
          <table:table-cell table:formula="of:=[.R64]" office:value-type="time" office:time-value="PT15H27M28S" calcext:value-type="time">
            <text:p>15:27:28</text:p>
          </table:table-cell>
          <table:table-cell table:formula="of:=[.V64]-[.R64]" office:value-type="time" office:time-value="PT00H00M00S" calcext:value-type="time">
            <text:p>00:00:00</text:p>
          </table:table-cell>
          <table:table-cell/>
          <table:table-cell office:value-type="time" office:time-value="PT15H28M10S" calcext:value-type="time">
            <text:p>15:28:10</text:p>
          </table:table-cell>
          <table:table-cell table:formula="of:=[.Y64]-[.R64]" office:value-type="time" office:time-value="PT00H00M42S" calcext:value-type="time">
            <text:p>00:00:42</text:p>
          </table:table-cell>
          <table:table-cell/>
          <table:table-cell table:style-name="ce17" office:value-type="string" calcext:value-type="string">
            <text:p>EC2</text:p>
          </table:table-cell>
          <table:table-cell table:style-name="ce17"/>
          <table:table-cell office:value-type="time" office:time-value="PT15H28M33S" calcext:value-type="time">
            <text:p>15:28:33</text:p>
          </table:table-cell>
          <table:table-cell table:formula="of:=[.AD64]-[.R64]" office:value-type="time" office:time-value="PT00H01M05S" calcext:value-type="time">
            <text:p>00:01:05</text:p>
          </table:table-cell>
          <table:table-cell/>
          <table:table-cell office:value-type="time" office:time-value="PT15H30M55S" calcext:value-type="time">
            <text:p>15:30:55</text:p>
          </table:table-cell>
          <table:table-cell table:formula="of:=[.AG64]-[.R64]" office:value-type="time" office:time-value="PT00H03M27S" calcext:value-type="time">
            <text:p>00:03:27</text:p>
          </table:table-cell>
          <table:table-cell/>
          <table:table-cell office:value-type="string" calcext:value-type="string">
            <text:p>Average</text:p>
          </table:table-cell>
          <table:table-cell table:style-name="ce20" table:formula="of:=AVERAGE([.$T$62:.$T$67])" office:value-type="time" office:time-value="PT00H03M52S" calcext:value-type="time">
            <text:p>00:03:52</text:p>
          </table:table-cell>
          <table:table-cell/>
        </table:table-row>
        <table:table-row table:style-name="ro1">
          <table:table-cell table:number-columns-repeated="17"/>
          <table:table-cell office:value-type="time" office:time-value="PT15H58M21S" calcext:value-type="time">
            <text:p>15:58:21</text:p>
          </table:table-cell>
          <table:table-cell office:value-type="time" office:time-value="PT16H02M20S" calcext:value-type="time">
            <text:p>16:02:20</text:p>
          </table:table-cell>
          <table:table-cell table:formula="of:=[.S65]-[.R65]" office:value-type="time" office:time-value="PT00H03M59S" calcext:value-type="time">
            <text:p>00:03:59</text:p>
          </table:table-cell>
          <table:table-cell table:style-name="ce17"/>
          <table:table-cell table:formula="of:=[.R65]" office:value-type="time" office:time-value="PT15H58M21S" calcext:value-type="time">
            <text:p>15:58:21</text:p>
          </table:table-cell>
          <table:table-cell table:formula="of:=[.V65]-[.R65]" office:value-type="time" office:time-value="PT00H00M00S" calcext:value-type="time">
            <text:p>00:00:00</text:p>
          </table:table-cell>
          <table:table-cell/>
          <table:table-cell office:value-type="time" office:time-value="PT15H59M03S" calcext:value-type="time">
            <text:p>15:59:03</text:p>
          </table:table-cell>
          <table:table-cell table:formula="of:=[.Y65]-[.R65]" office:value-type="time" office:time-value="PT00H00M42S" calcext:value-type="time">
            <text:p>00:00:42</text:p>
          </table:table-cell>
          <table:table-cell/>
          <table:table-cell table:style-name="ce17" office:value-type="string" calcext:value-type="string">
            <text:p>EC2</text:p>
          </table:table-cell>
          <table:table-cell table:style-name="ce17"/>
          <table:table-cell office:value-type="time" office:time-value="PT15H59M26S" calcext:value-type="time">
            <text:p>15:59:26</text:p>
          </table:table-cell>
          <table:table-cell table:formula="of:=[.AD65]-[.R65]" office:value-type="time" office:time-value="PT00H01M05S" calcext:value-type="time">
            <text:p>00:01:05</text:p>
          </table:table-cell>
          <table:table-cell/>
          <table:table-cell office:value-type="time" office:time-value="PT16H01M57S" calcext:value-type="time">
            <text:p>16:01:57</text:p>
          </table:table-cell>
          <table:table-cell table:formula="of:=[.AG65]-[.R65]" office:value-type="time" office:time-value="PT00H03M36S" calcext:value-type="time">
            <text:p>00:03:36</text:p>
          </table:table-cell>
          <table:table-cell table:number-columns-repeated="4"/>
        </table:table-row>
        <table:table-row table:style-name="ro1">
          <table:table-cell table:number-columns-repeated="17"/>
          <table:table-cell office:value-type="time" office:time-value="PT16H27M42S" calcext:value-type="time">
            <text:p>16:27:42</text:p>
          </table:table-cell>
          <table:table-cell office:value-type="time" office:time-value="PT16H31M14S" calcext:value-type="time">
            <text:p>16:31:14</text:p>
          </table:table-cell>
          <table:table-cell table:formula="of:=[.S66]-[.R66]" office:value-type="time" office:time-value="PT00H03M32S" calcext:value-type="time">
            <text:p>00:03:32</text:p>
          </table:table-cell>
          <table:table-cell table:style-name="ce17"/>
          <table:table-cell table:formula="of:=[.R66]" office:value-type="time" office:time-value="PT16H27M42S" calcext:value-type="time">
            <text:p>16:27:42</text:p>
          </table:table-cell>
          <table:table-cell table:formula="of:=[.V66]-[.R66]" office:value-type="time" office:time-value="PT00H00M00S" calcext:value-type="time">
            <text:p>00:00:00</text:p>
          </table:table-cell>
          <table:table-cell/>
          <table:table-cell office:value-type="time" office:time-value="PT16H28M24S" calcext:value-type="time">
            <text:p>16:28:24</text:p>
          </table:table-cell>
          <table:table-cell table:formula="of:=[.Y66]-[.R66]" office:value-type="time" office:time-value="PT00H00M42S" calcext:value-type="time">
            <text:p>00:00:42</text:p>
          </table:table-cell>
          <table:table-cell/>
          <table:table-cell table:style-name="ce17" office:value-type="string" calcext:value-type="string">
            <text:p>EC2</text:p>
          </table:table-cell>
          <table:table-cell table:style-name="ce17"/>
          <table:table-cell office:value-type="time" office:time-value="PT16H28M46S" calcext:value-type="time">
            <text:p>16:28:46</text:p>
          </table:table-cell>
          <table:table-cell table:formula="of:=[.AD66]-[.R66]" office:value-type="time" office:time-value="PT00H01M04S" calcext:value-type="time">
            <text:p>00:01:04</text:p>
          </table:table-cell>
          <table:table-cell/>
          <table:table-cell office:value-type="time" office:time-value="PT16H30M53S" calcext:value-type="time">
            <text:p>16:30:53</text:p>
          </table:table-cell>
          <table:table-cell table:formula="of:=[.AG66]-[.R66]" office:value-type="time" office:time-value="PT00H03M11S" calcext:value-type="time">
            <text:p>00:03:11</text:p>
          </table:table-cell>
          <table:table-cell table:number-columns-repeated="4"/>
        </table:table-row>
        <table:table-row table:style-name="ro1">
          <table:table-cell table:number-columns-repeated="17"/>
          <table:table-cell office:value-type="time" office:time-value="PT16H55M54S" calcext:value-type="time">
            <text:p>16:55:54</text:p>
          </table:table-cell>
          <table:table-cell office:value-type="time" office:time-value="PT16H59M41S" calcext:value-type="time">
            <text:p>16:59:41</text:p>
          </table:table-cell>
          <table:table-cell table:formula="of:=[.S67]-[.R67]" office:value-type="time" office:time-value="PT00H03M47S" calcext:value-type="time">
            <text:p>00:03:47</text:p>
          </table:table-cell>
          <table:table-cell table:style-name="ce17"/>
          <table:table-cell table:formula="of:=[.R67]" office:value-type="time" office:time-value="PT16H55M54S" calcext:value-type="time">
            <text:p>16:55:54</text:p>
          </table:table-cell>
          <table:table-cell table:formula="of:=[.V67]-[.R67]" office:value-type="time" office:time-value="PT00H00M00S" calcext:value-type="time">
            <text:p>00:00:00</text:p>
          </table:table-cell>
          <table:table-cell/>
          <table:table-cell office:value-type="time" office:time-value="PT16H56M36S" calcext:value-type="time">
            <text:p>16:56:36</text:p>
          </table:table-cell>
          <table:table-cell table:formula="of:=[.Y67]-[.R67]" office:value-type="time" office:time-value="PT00H00M42S" calcext:value-type="time">
            <text:p>00:00:42</text:p>
          </table:table-cell>
          <table:table-cell/>
          <table:table-cell table:style-name="ce17" office:value-type="string" calcext:value-type="string">
            <text:p>EC2</text:p>
          </table:table-cell>
          <table:table-cell table:style-name="ce17"/>
          <table:table-cell office:value-type="time" office:time-value="PT16H56M59S" calcext:value-type="time">
            <text:p>16:56:59</text:p>
          </table:table-cell>
          <table:table-cell table:formula="of:=[.AD67]-[.R67]" office:value-type="time" office:time-value="PT00H01M05S" calcext:value-type="time">
            <text:p>00:01:05</text:p>
          </table:table-cell>
          <table:table-cell/>
          <table:table-cell office:value-type="time" office:time-value="PT16H59M16S" calcext:value-type="time">
            <text:p>16:59:16</text:p>
          </table:table-cell>
          <table:table-cell table:formula="of:=[.AG67]-[.R67]" office:value-type="time" office:time-value="PT00H03M22S" calcext:value-type="time">
            <text:p>00:03:22</text:p>
          </table:table-cell>
          <table:table-cell table:number-columns-repeated="4"/>
        </table:table-row>
        <table:table-row table:style-name="ro1">
          <table:table-cell table:number-columns-repeated="17"/>
          <table:table-cell table:style-name="ce14" table:number-columns-repeated="3"/>
          <table:table-cell/>
          <table:table-cell table:style-name="ce14" table:number-columns-repeated="6"/>
          <table:table-cell table:number-columns-repeated="2"/>
          <table:table-cell table:style-name="ce14" table:number-columns-repeated="5"/>
          <table:table-cell table:number-columns-repeated="4"/>
        </table:table-row>
        <table:table-row table:style-name="ro1">
          <table:table-cell table:number-columns-repeated="17"/>
          <table:table-cell table:style-name="Default"/>
          <table:table-cell table:style-name="ce21"/>
          <table:table-cell table:style-name="Default"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 style:data-style-name="N2" text:time-value="09:33:11.4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1T20:36:23.339000000</meta:creation-date>
    <dc:date>2020-10-30T09:32:53.871000000</dc:date>
    <meta:editing-duration>PT16H35M</meta:editing-duration>
    <meta:editing-cycles>45</meta:editing-cycles>
    <meta:generator>LibreOffice/7.0.2.2$Windows_X86_64 LibreOffice_project/8349ace3c3162073abd90d81fd06dcfb6b36b994</meta:generator>
    <meta:document-statistic meta:table-count="1" meta:cell-count="632" meta:object-count="0"/>
  </office:meta>
</office:document-meta>
</file>